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Mono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0" draw:textarea-horizontal-align="justify" draw:textarea-vertical-align="middle" draw:auto-grow-height="false" fo:min-height="1.029cm" fo:min-width="1.405cm"/>
      <style:paragraph-properties style:writing-mode="lr-tb"/>
    </style:style>
    <style:style style:name="gr2" style:family="graphic" style:parent-style-name="standard">
      <style:graphic-properties svg:stroke-color="#000000" draw:fill="solid" draw:fill-color="#fffff0" draw:textarea-horizontal-align="justify" draw:textarea-vertical-align="middle" draw:auto-grow-height="false" fo:min-height="1.029cm" fo:min-width="2.993cm"/>
      <style:paragraph-properties style:writing-mode="lr-tb"/>
    </style:style>
    <style:style style:name="gr3" style:family="graphic" style:parent-style-name="standard">
      <style:graphic-properties svg:stroke-color="#000000" draw:fill="solid" draw:fill-color="#fffff0" draw:textarea-horizontal-align="justify" draw:textarea-vertical-align="middle" draw:auto-grow-height="false" fo:min-height="2.623cm" fo:min-width="2.993cm"/>
      <style:paragraph-properties style:writing-mode="lr-tb"/>
    </style:style>
    <style:style style:name="gr4" style:family="graphic" style:parent-style-name="standard">
      <style:graphic-properties svg:stroke-color="#000000" draw:fill="solid" draw:fill-color="#fffff0" draw:textarea-horizontal-align="justify" draw:textarea-vertical-align="middle" draw:auto-grow-height="false" fo:min-height="1.029cm" fo:min-width="7.437cm"/>
      <style:paragraph-properties style:writing-mode="lr-tb"/>
    </style:style>
    <style:style style:name="gr5" style:family="graphic" style:parent-style-name="standard">
      <style:graphic-properties svg:stroke-color="#000000" draw:fill="solid" draw:fill-color="#fffff0" draw:textarea-horizontal-align="justify" draw:textarea-vertical-align="middle" draw:auto-grow-height="false" fo:min-height="1.02cm" fo:min-width="2.675cm"/>
      <style:paragraph-properties style:writing-mode="lr-tb"/>
    </style:style>
    <style:style style:name="gr6" style:family="graphic" style:parent-style-name="standard">
      <style:graphic-properties svg:stroke-color="#000000" draw:fill="solid" draw:fill-color="#fffff0" draw:textarea-horizontal-align="justify" draw:textarea-vertical-align="middle" draw:auto-grow-height="false" fo:min-height="1.029cm" fo:min-width="2.039cm"/>
      <style:paragraph-properties style:writing-mode="lr-tb"/>
    </style:style>
    <style:style style:name="gr7" style:family="graphic" style:parent-style-name="standard">
      <style:graphic-properties svg:stroke-color="#000000" draw:fill="solid" draw:fill-color="#fffff0" draw:textarea-horizontal-align="justify" draw:textarea-vertical-align="middle" draw:auto-grow-height="false" fo:min-height="1.029cm" fo:min-width="2.041cm"/>
      <style:paragraph-properties style:writing-mode="lr-tb"/>
    </style:style>
    <style:style style:name="gr8" style:family="graphic" style:parent-style-name="standard">
      <style:graphic-properties svg:stroke-color="#000000" draw:fill="solid" draw:fill-color="#dc143c" draw:textarea-horizontal-align="justify" draw:textarea-vertical-align="middle" draw:auto-grow-height="false" fo:min-height="1.029cm" fo:min-width="2.358cm"/>
      <style:paragraph-properties style:writing-mode="lr-tb"/>
    </style:style>
    <style:style style:name="gr9" style:family="graphic" style:parent-style-name="standard">
      <style:graphic-properties svg:stroke-color="#000000" draw:fill="solid" draw:fill-color="#fffff0" draw:textarea-horizontal-align="justify" draw:textarea-vertical-align="middle" draw:auto-grow-height="false" fo:min-height="1.232cm" fo:min-width="1.087cm"/>
      <style:paragraph-properties style:writing-mode="lr-tb"/>
    </style:style>
    <style:style style:name="gr10" style:family="graphic" style:parent-style-name="standard">
      <style:graphic-properties svg:stroke-color="#000000" draw:fill="solid" draw:fill-color="#fffff0" draw:textarea-horizontal-align="justify" draw:textarea-vertical-align="middle" draw:auto-grow-height="false" fo:min-height="1.232cm" fo:min-width="2.992cm"/>
      <style:paragraph-properties style:writing-mode="lr-tb"/>
    </style:style>
    <style:style style:name="gr11" style:family="graphic" style:parent-style-name="standard">
      <style:graphic-properties svg:stroke-color="#000000" draw:fill="solid" draw:fill-color="#fffff0" draw:textarea-horizontal-align="justify" draw:textarea-vertical-align="middle" draw:auto-grow-height="false" fo:min-height="1.232cm" fo:min-width="7.437cm"/>
      <style:paragraph-properties style:writing-mode="lr-tb"/>
    </style:style>
    <style:style style:name="gr12" style:family="graphic" style:parent-style-name="standard">
      <style:graphic-properties svg:stroke-color="#000000" draw:fill="solid" draw:fill-color="#fffff0" draw:textarea-horizontal-align="justify" draw:textarea-vertical-align="middle" draw:auto-grow-height="false" fo:min-height="1.222cm" fo:min-width="1.087cm"/>
      <style:paragraph-properties style:writing-mode="lr-tb"/>
    </style:style>
    <style:style style:name="gr13" style:family="graphic" style:parent-style-name="standard">
      <style:graphic-properties svg:stroke-color="#000000" draw:fill="solid" draw:fill-color="#fffff0" draw:textarea-horizontal-align="justify" draw:textarea-vertical-align="middle" draw:auto-grow-height="false" fo:min-height="1.222cm" fo:min-width="2.992cm"/>
      <style:paragraph-properties style:writing-mode="lr-tb"/>
    </style:style>
    <style:style style:name="gr14" style:family="graphic" style:parent-style-name="standard">
      <style:graphic-properties svg:stroke-color="#000000" draw:fill="solid" draw:fill-color="#fffff0" draw:textarea-horizontal-align="justify" draw:textarea-vertical-align="middle" draw:auto-grow-height="false" fo:min-height="1.222cm" fo:min-width="7.437cm"/>
      <style:paragraph-properties style:writing-mode="lr-tb"/>
    </style:style>
    <style:style style:name="gr15" style:family="graphic" style:parent-style-name="standard">
      <style:graphic-properties svg:stroke-color="#000000" draw:fill="solid" draw:fill-color="#fffff0" draw:textarea-horizontal-align="justify" draw:textarea-vertical-align="middle" draw:auto-grow-height="false" fo:min-height="0.709cm" fo:min-width="1.405cm"/>
      <style:paragraph-properties style:writing-mode="lr-tb"/>
    </style:style>
    <style:style style:name="gr16" style:family="graphic" style:parent-style-name="standard">
      <style:graphic-properties svg:stroke-color="#000000" draw:fill="solid" draw:fill-color="#fffff0" draw:textarea-horizontal-align="justify" draw:textarea-vertical-align="middle" draw:auto-grow-height="false" fo:min-height="0.708cm" fo:min-width="1.405cm"/>
      <style:paragraph-properties style:writing-mode="lr-tb"/>
    </style:style>
    <style:style style:name="gr17" style:family="graphic" style:parent-style-name="standard">
      <style:graphic-properties svg:stroke-color="#000000" draw:fill="solid" draw:fill-color="#fffff0" draw:textarea-horizontal-align="justify" draw:textarea-vertical-align="middle" draw:auto-grow-height="false" fo:min-height="1.232cm" fo:min-width="5.532cm"/>
      <style:paragraph-properties style:writing-mode="lr-tb"/>
    </style:style>
    <style:style style:name="gr18" style:family="graphic" style:parent-style-name="standard">
      <style:graphic-properties svg:stroke-color="#000000" draw:fill="solid" draw:fill-color="#fffff0" draw:textarea-horizontal-align="justify" draw:textarea-vertical-align="middle" draw:auto-grow-height="false" fo:min-height="1.222cm" fo:min-width="5.532cm"/>
      <style:paragraph-properties style:writing-mode="lr-tb"/>
    </style:style>
    <style:style style:name="gr19" style:family="graphic" style:parent-style-name="standard">
      <style:graphic-properties svg:stroke-color="#000000" draw:fill="solid" draw:fill-color="#fffff0" draw:textarea-horizontal-align="justify" draw:textarea-vertical-align="middle" draw:auto-grow-height="false" fo:min-height="1.667cm" fo:min-width="36.647cm"/>
    </style:style>
    <style:style style:name="gr20" style:family="graphic" style:parent-style-name="standard">
      <style:graphic-properties svg:stroke-color="#000000" draw:fill="solid" draw:fill-color="#fffff0" draw:textarea-horizontal-align="justify" draw:textarea-vertical-align="middle" draw:auto-grow-height="false" fo:min-height="1.986cm" fo:min-width="36.647cm"/>
    </style:style>
    <style:style style:name="gr21" style:family="graphic" style:parent-style-name="standard">
      <style:graphic-properties svg:stroke-color="#000000" draw:fill="solid" draw:fill-color="#fffff0" draw:textarea-horizontal-align="justify" draw:textarea-vertical-align="middle" draw:auto-grow-height="false" fo:min-height="1.988cm" fo:min-width="36.647cm"/>
    </style:style>
    <style:style style:name="gr22" style:family="graphic" style:parent-style-name="standard">
      <style:graphic-properties svg:stroke-color="#000000" draw:fill="solid" draw:fill-color="#fffff0" draw:textarea-horizontal-align="justify" draw:textarea-vertical-align="middle" draw:auto-grow-height="false" fo:min-height="5.18cm" fo:min-width="2.04cm"/>
    </style:style>
    <style:style style:name="gr23" style:family="graphic" style:parent-style-name="standard">
      <style:graphic-properties svg:stroke-color="#000000" draw:fill="solid" draw:fill-color="#fffff0" draw:textarea-horizontal-align="justify" draw:textarea-vertical-align="middle" draw:auto-grow-height="false" fo:min-height="0.707cm" fo:min-width="1.405cm"/>
      <style:paragraph-properties style:writing-mode="lr-tb"/>
    </style:style>
    <style:style style:name="gr24" style:family="graphic" style:parent-style-name="standard">
      <style:graphic-properties svg:stroke-color="#000000" draw:fill="solid" draw:fill-color="#fffff0" draw:textarea-horizontal-align="justify" draw:textarea-vertical-align="middle" draw:auto-grow-height="false" fo:min-height="1.985cm" fo:min-width="36.647cm"/>
    </style:style>
    <style:style style:name="gr25" style:family="graphic" style:parent-style-name="standard">
      <style:graphic-properties svg:stroke-color="#000000" draw:fill="solid" draw:fill-color="#fffff0" draw:textarea-horizontal-align="justify" draw:textarea-vertical-align="middle" draw:auto-grow-height="false" fo:min-height="2.305cm" fo:min-width="36.647cm"/>
      <style:paragraph-properties style:writing-mode="lr-tb"/>
    </style:style>
    <style:style style:name="gr26" style:family="graphic" style:parent-style-name="standard">
      <style:graphic-properties svg:stroke-color="#000000" draw:fill="solid" draw:fill-color="#fffff0" draw:textarea-horizontal-align="justify" draw:textarea-vertical-align="middle" draw:auto-grow-height="false" fo:min-height="1.029cm" fo:min-width="1.723cm"/>
      <style:paragraph-properties style:writing-mode="lr-tb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.703cm" fo:min-width="0.453cm"/>
    </style:style>
    <style:style style:name="gr28" style:family="graphic" style:parent-style-name="standard">
      <style:graphic-properties svg:stroke-color="#000000" draw:fill-color="#fffff0" draw:textarea-horizontal-align="justify" draw:textarea-vertical-align="middle" draw:auto-grow-height="false" fo:min-height="1.337cm" fo:min-width="5.215cm"/>
      <style:paragraph-properties style:writing-mode="lr-tb"/>
    </style:style>
    <style:style style:name="gr29" style:family="graphic" style:parent-style-name="standard">
      <style:graphic-properties svg:stroke-color="#000000" draw:fill-color="#fffff0" draw:textarea-horizontal-align="justify" draw:textarea-vertical-align="middle" draw:auto-grow-height="false" fo:min-height="1.338cm" fo:min-width="5.215cm"/>
      <style:paragraph-properties style:writing-mode="lr-tb"/>
    </style:style>
    <style:style style:name="gr30" style:family="graphic" style:parent-style-name="standard">
      <style:graphic-properties svg:stroke-color="#000000" draw:fill-color="#fffff0" draw:textarea-horizontal-align="justify" draw:textarea-vertical-align="middle" draw:auto-grow-height="false" fo:min-height="1.338cm" fo:min-width="19.502cm"/>
    </style:style>
    <style:style style:name="gr31" style:family="graphic" style:parent-style-name="standard">
      <style:graphic-properties svg:stroke-color="#000000" draw:fill-color="#fffff0" draw:textarea-horizontal-align="justify" draw:textarea-vertical-align="middle" draw:auto-grow-height="false" fo:min-height="1.338cm" fo:min-width="2.993cm"/>
      <style:paragraph-properties style:writing-mode="lr-tb"/>
    </style:style>
    <style:style style:name="gr32" style:family="graphic" style:parent-style-name="standard">
      <style:graphic-properties svg:stroke-color="#000000" draw:fill-color="#fffff0" draw:textarea-horizontal-align="justify" draw:textarea-vertical-align="middle" draw:auto-grow-height="false" fo:min-height="1.338cm" fo:min-width="1.405cm"/>
      <style:paragraph-properties style:writing-mode="lr-tb"/>
    </style:style>
    <style:style style:name="gr33" style:family="graphic" style:parent-style-name="standard">
      <style:graphic-properties svg:stroke-color="#000000" draw:fill-color="#fffff0" draw:textarea-horizontal-align="justify" draw:textarea-vertical-align="middle" draw:auto-grow-height="false" fo:min-height="1.655cm" fo:min-width="5.532cm"/>
      <style:paragraph-properties style:writing-mode="lr-tb"/>
    </style:style>
    <style:style style:name="gr34" style:family="graphic" style:parent-style-name="standard">
      <style:graphic-properties svg:stroke-color="#000000" draw:fill-color="#fffff0" draw:textarea-horizontal-align="justify" draw:textarea-vertical-align="middle" draw:auto-grow-height="false" fo:min-height="1.655cm" fo:min-width="19.502cm"/>
    </style:style>
    <style:style style:name="gr35" style:family="graphic" style:parent-style-name="standard">
      <style:graphic-properties svg:stroke-color="#000000" draw:fill-color="#fffff0" draw:textarea-horizontal-align="justify" draw:textarea-vertical-align="middle" draw:auto-grow-height="false" fo:min-height="1.655cm" fo:min-width="3.31cm"/>
      <style:paragraph-properties style:writing-mode="lr-tb"/>
    </style:style>
    <style:style style:name="gr36" style:family="graphic" style:parent-style-name="standard">
      <style:graphic-properties svg:stroke-color="#000000" draw:fill-color="#fffff0" draw:textarea-horizontal-align="justify" draw:textarea-vertical-align="middle" draw:auto-grow-height="false" fo:min-height="1.338cm" fo:min-width="2.357cm"/>
      <style:paragraph-properties style:writing-mode="lr-tb"/>
    </style:style>
    <style:style style:name="gr37" style:family="graphic" style:parent-style-name="standard">
      <style:graphic-properties svg:stroke-color="#000000" draw:fill-color="#fffff0" draw:textarea-horizontal-align="justify" draw:textarea-vertical-align="middle" draw:auto-grow-height="false" fo:min-height="1.338cm" fo:min-width="10.87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9" style:family="graphic" style:parent-style-name="standard">
      <style:graphic-properties svg:stroke-color="#000000" draw:fill-color="#fffff0" draw:textarea-horizontal-align="justify" draw:textarea-vertical-align="middle" draw:auto-grow-height="false" fo:min-height="1.338cm" fo:min-width="1.087cm"/>
      <style:paragraph-properties style:writing-mode="lr-tb"/>
    </style:style>
    <style:style style:name="gr40" style:family="graphic" style:parent-style-name="objectwithoutfill">
      <style:graphic-properties svg:stroke-color="#000000" draw:marker-end="Arrowheads_20_1" draw:marker-end-width="0.3cm" draw:fill="none" draw:fill-color="#f4a460" draw:textarea-vertical-align="middle"/>
    </style:style>
    <style:style style:name="gr41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42" style:family="graphic" style:parent-style-name="standard">
      <style:graphic-properties svg:stroke-color="#000000" draw:fill-color="#fffff0" draw:textarea-horizontal-align="justify" draw:textarea-vertical-align="middle" draw:auto-grow-height="false" fo:min-height="1.655cm" fo:min-width="1.405cm"/>
      <style:paragraph-properties style:writing-mode="lr-tb"/>
    </style:style>
    <style:style style:name="gr43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0.135cm"/>
    </style:style>
    <style:style style:name="gr44" style:family="graphic" style:parent-style-name="objectwithoutfill">
      <style:graphic-properties svg:stroke-color="#000000" draw:marker-end="Arrowheads_20_2" draw:marker-end-width="0.3cm" draw:fill="none" draw:fill-color="#f4a460" draw:textarea-vertical-align="middle"/>
    </style:style>
    <style:style style:name="gr45" style:family="graphic" style:parent-style-name="standard">
      <style:graphic-properties svg:stroke-color="#000000" draw:fill-color="#fffff0" draw:textarea-horizontal-align="justify" draw:textarea-vertical-align="middle" draw:auto-grow-height="false" fo:min-height="9.593cm" fo:min-width="25.852cm"/>
    </style:style>
    <style:style style:name="gr46" style:family="graphic" style:parent-style-name="standard">
      <style:graphic-properties svg:stroke-color="#000000" draw:fill-color="#fffff0" draw:textarea-horizontal-align="justify" draw:textarea-vertical-align="middle" draw:auto-grow-height="false" fo:min-height="1.338cm" fo:min-width="19.502cm"/>
      <style:paragraph-properties style:writing-mode="lr-tb"/>
    </style:style>
    <style:style style:name="gr47" style:family="graphic" style:parent-style-name="standard">
      <style:graphic-properties svg:stroke-color="#000000" draw:fill-color="#fffff0" draw:textarea-horizontal-align="justify" draw:textarea-vertical-align="middle" draw:auto-grow-height="false" fo:min-height="1.338cm" fo:min-width="3.945cm"/>
      <style:paragraph-properties style:writing-mode="lr-tb"/>
    </style:style>
    <style:style style:name="gr48" style:family="graphic" style:parent-style-name="standard">
      <style:graphic-properties svg:stroke-color="#000000" draw:fill-color="#fffff0" draw:textarea-horizontal-align="justify" draw:textarea-vertical-align="middle" draw:auto-grow-height="false" fo:min-height="1.338cm" fo:min-width="3.628cm"/>
      <style:paragraph-properties style:writing-mode="lr-tb"/>
    </style:style>
    <style:style style:name="gr49" style:family="graphic" style:parent-style-name="standard">
      <style:graphic-properties svg:stroke-color="#000000" draw:fill-color="#fffff0" draw:textarea-horizontal-align="justify" draw:textarea-vertical-align="middle" draw:auto-grow-height="false" fo:min-height="1.655cm" fo:min-width="6.485cm"/>
      <style:paragraph-properties style:writing-mode="lr-tb"/>
    </style:style>
    <style:style style:name="gr50" style:family="graphic" style:parent-style-name="standard">
      <style:graphic-properties svg:stroke-color="#000000" draw:fill-color="#fffff0" draw:textarea-horizontal-align="justify" draw:textarea-vertical-align="middle" draw:auto-grow-height="false" fo:min-height="1.655cm" fo:min-width="6.803cm"/>
      <style:paragraph-properties style:writing-mode="lr-tb"/>
    </style:style>
    <style:style style:name="gr51" style:family="graphic" style:parent-style-name="standard">
      <style:graphic-properties svg:stroke-color="#000000" draw:fill-color="#fffff0" draw:textarea-horizontal-align="justify" draw:textarea-vertical-align="middle" draw:auto-grow-height="false" fo:min-height="1.655cm" fo:min-width="4.58cm"/>
      <style:paragraph-properties style:writing-mode="lr-tb"/>
    </style:style>
    <style:style style:name="gr52" style:family="graphic" style:parent-style-name="standard">
      <style:graphic-properties svg:stroke-color="#000000" draw:fill-color="#fffff0" draw:textarea-horizontal-align="justify" draw:textarea-vertical-align="middle" draw:auto-grow-height="false" fo:min-height="1.655cm" fo:min-width="2.675cm"/>
      <style:paragraph-properties style:writing-mode="lr-tb"/>
    </style:style>
    <style:style style:name="gr53" style:family="graphic" style:parent-style-name="standard">
      <style:graphic-properties svg:stroke-color="#000000" draw:fill-color="#dc143c" draw:textarea-horizontal-align="justify" draw:textarea-vertical-align="middle" draw:auto-grow-height="false" fo:min-height="1.655cm" fo:min-width="2.675cm"/>
      <style:paragraph-properties style:writing-mode="lr-tb"/>
    </style:style>
    <style:style style:name="gr54" style:family="graphic" style:parent-style-name="standard">
      <style:graphic-properties svg:stroke-color="#000000" draw:fill-color="#fffff0" draw:textarea-horizontal-align="justify" draw:textarea-vertical-align="middle" draw:auto-grow-height="false" fo:min-height="1.02cm" fo:min-width="2.358cm"/>
      <style:paragraph-properties style:writing-mode="lr-tb"/>
    </style:style>
    <style:style style:name="gr55" style:family="graphic" style:parent-style-name="standard">
      <style:graphic-properties svg:stroke-color="#000000" draw:fill-color="#a9a9a9" draw:textarea-horizontal-align="justify" draw:textarea-vertical-align="middle" draw:auto-grow-height="false" fo:min-height="1.02cm" fo:min-width="2.358cm"/>
      <style:paragraph-properties style:writing-mode="lr-tb"/>
    </style:style>
    <style:style style:name="gr56" style:family="graphic" style:parent-style-name="objectwithoutfill">
      <style:graphic-properties svg:stroke-color="#000000" draw:marker-end="Arrowheads_20_3" draw:marker-end-width="0.3cm" draw:fill="none" draw:fill-color="#f4a460" draw:textarea-vertical-align="middle"/>
    </style:style>
    <style:style style:name="gr57" style:family="graphic" style:parent-style-name="standard">
      <style:graphic-properties draw:stroke="none" svg:stroke-color="#000000" draw:fill="none" draw:fill-color="#ffffff" fo:min-height="2.758cm"/>
      <style:paragraph-properties style:writing-mode="lr-tb"/>
    </style:style>
    <style:style style:name="gr58" style:family="graphic" style:parent-style-name="standard">
      <style:graphic-properties svg:stroke-color="#000000" draw:fill-color="#fffff0" draw:textarea-horizontal-align="justify" draw:textarea-vertical-align="middle" draw:auto-grow-height="false" fo:min-height="1.655cm" fo:min-width="2.04cm"/>
      <style:paragraph-properties style:writing-mode="lr-tb"/>
    </style:style>
    <style:style style:name="gr59" style:family="graphic" style:parent-style-name="standard">
      <style:graphic-properties svg:stroke-color="#000000" draw:fill-color="#fffff0" draw:textarea-horizontal-align="justify" draw:textarea-vertical-align="middle" draw:auto-grow-height="false" fo:min-height="2.29cm" fo:min-width="25.217cm"/>
      <style:paragraph-properties style:writing-mode="lr-tb"/>
    </style:style>
    <style:style style:name="gr60" style:family="graphic" style:parent-style-name="standard">
      <style:graphic-properties svg:stroke-color="#000000" draw:fill-color="#fffff0" draw:textarea-horizontal-align="justify" draw:textarea-vertical-align="middle" draw:auto-grow-height="false" fo:min-height="1.655cm" fo:min-width="3.628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fo:min-height="3.778cm"/>
      <style:paragraph-properties style:writing-mode="lr-tb"/>
    </style:style>
    <style:style style:name="gr62" style:family="graphic" style:parent-style-name="standard">
      <style:graphic-properties svg:stroke-color="#000000" draw:fill-color="#fffff0" draw:textarea-horizontal-align="justify" draw:textarea-vertical-align="middle" draw:auto-grow-height="false" fo:min-height="1.655cm" fo:min-width="7.438cm"/>
      <style:paragraph-properties style:writing-mode="lr-tb"/>
    </style:style>
    <style:style style:name="gr63" style:family="graphic" style:parent-style-name="standard">
      <style:graphic-properties svg:stroke-color="#000000" draw:fill-color="#fffff0" draw:textarea-horizontal-align="justify" draw:textarea-vertical-align="middle" draw:auto-grow-height="false" fo:min-height="1.337cm" fo:min-width="3.945cm"/>
      <style:paragraph-properties style:writing-mode="lr-tb"/>
    </style:style>
    <style:style style:name="gr64" style:family="graphic" style:parent-style-name="standard">
      <style:graphic-properties svg:stroke-color="#000000" draw:fill-color="#fffff0" draw:textarea-horizontal-align="justify" draw:textarea-vertical-align="middle" draw:auto-grow-height="false" fo:min-height="1.337cm" fo:min-width="9.66cm"/>
      <style:paragraph-properties style:writing-mode="lr-tb"/>
    </style:style>
    <style:style style:name="gr65" style:family="graphic" style:parent-style-name="standard">
      <style:graphic-properties svg:stroke-color="#000000" draw:fill-color="#fffff0" draw:textarea-horizontal-align="justify" draw:textarea-vertical-align="middle" draw:auto-grow-height="false" fo:min-height="4.512cm" fo:min-width="9.66cm"/>
      <style:paragraph-properties style:writing-mode="lr-tb"/>
    </style:style>
    <style:style style:name="gr66" style:family="graphic" style:parent-style-name="objectwithoutfill">
      <style:graphic-properties svg:stroke-color="#000000" draw:marker-end="Arrowheads_20_4" draw:marker-end-width="0.3cm" draw:fill="none" draw:fill-color="#f4a460" draw:textarea-vertical-align="middle"/>
    </style:style>
    <style:style style:name="gr67" style:family="graphic" style:parent-style-name="objectwithoutfill">
      <style:graphic-properties svg:stroke-color="#000000" draw:marker-end="Arrowheads_20_5" draw:marker-end-width="0.3cm" draw:fill="none" draw:fill-color="#f4a460" draw:textarea-vertical-align="middle"/>
    </style:style>
    <style:style style:name="gr68" style:family="graphic" style:parent-style-name="standard">
      <style:graphic-properties svg:stroke-color="#000000" draw:fill-color="#f4a460" draw:textarea-vertical-align="middle"/>
    </style:style>
    <style:style style:name="gr69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70" style:family="graphic" style:parent-style-name="standard">
      <style:graphic-properties svg:stroke-color="#000000" draw:fill-color="#fffff0" draw:opacity="100%" draw:textarea-horizontal-align="justify" draw:textarea-vertical-align="middle" draw:auto-grow-height="false" fo:min-height="1.338cm" fo:min-width="2.04cm"/>
      <style:paragraph-properties style:writing-mode="lr-tb"/>
    </style:style>
    <style:style style:name="gr71" style:family="graphic" style:parent-style-name="standard">
      <style:graphic-properties svg:stroke-color="#000000" draw:fill-color="#fffff0" draw:opacity="100%" draw:textarea-horizontal-align="justify" draw:textarea-vertical-align="middle" draw:auto-grow-height="false" fo:min-height="1.338cm" fo:min-width="5.215cm"/>
      <style:paragraph-properties style:writing-mode="lr-tb"/>
    </style:style>
    <style:style style:name="gr72" style:family="graphic" style:parent-style-name="standard">
      <style:graphic-properties svg:stroke-color="#000000" draw:fill-color="#dc143c" draw:opacity="100%" draw:textarea-horizontal-align="justify" draw:textarea-vertical-align="middle" draw:auto-grow-height="false" fo:min-height="1.338cm" fo:min-width="2.04cm"/>
      <style:paragraph-properties style:writing-mode="lr-tb"/>
    </style:style>
    <style:style style:name="gr73" style:family="graphic" style:parent-style-name="standard">
      <style:graphic-properties svg:stroke-color="#000000" draw:fill-color="#fffff0" draw:opacity="100%" draw:textarea-horizontal-align="justify" draw:textarea-vertical-align="middle" draw:auto-grow-height="false" fo:min-height="3.877cm" fo:min-width="2.04cm"/>
      <style:paragraph-properties style:writing-mode="lr-tb"/>
    </style:style>
    <style:style style:name="gr74" style:family="graphic" style:parent-style-name="standard">
      <style:graphic-properties svg:stroke-color="#000000" draw:fill-color="#fffff0" draw:opacity="100%" draw:textarea-horizontal-align="justify" draw:textarea-vertical-align="middle" draw:auto-grow-height="false" fo:min-height="1.655cm" fo:min-width="1.405cm"/>
      <style:paragraph-properties style:writing-mode="lr-tb"/>
    </style:style>
    <style:style style:name="gr75" style:family="graphic" style:parent-style-name="standard">
      <style:graphic-properties svg:stroke-color="#000000" draw:fill-color="#fffff0" draw:opacity="100%" draw:textarea-horizontal-align="justify" draw:textarea-vertical-align="middle" draw:auto-grow-height="false" fo:min-height="1.338cm" fo:min-width="6.485cm"/>
      <style:paragraph-properties style:writing-mode="lr-tb"/>
    </style:style>
    <style:style style:name="gr76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0.385cm" fo:min-width="0.135cm"/>
    </style:style>
    <style:style style:name="gr77" style:family="graphic" style:parent-style-name="standard">
      <style:graphic-properties svg:stroke-color="#000000" draw:fill-color="#fffff0" draw:opacity="100%" draw:textarea-horizontal-align="justify" draw:textarea-vertical-align="middle" draw:auto-grow-height="false" fo:min-height="1.655cm" fo:min-width="5.533cm"/>
      <style:paragraph-properties style:writing-mode="lr-tb"/>
    </style:style>
    <style:style style:name="gr78" style:family="graphic" style:parent-style-name="standard">
      <style:graphic-properties svg:stroke-color="#000000" draw:fill-color="#fffff0" draw:opacity="100%" draw:textarea-horizontal-align="justify" draw:textarea-vertical-align="middle" draw:auto-grow-height="false" fo:min-height="1.655cm" fo:min-width="6.485cm"/>
      <style:paragraph-properties style:writing-mode="lr-tb"/>
    </style:style>
    <style:style style:name="gr79" style:family="graphic" style:parent-style-name="standard">
      <style:graphic-properties svg:stroke-color="#000000" draw:fill-color="#fffff0" draw:opacity="100%" draw:textarea-horizontal-align="justify" draw:textarea-vertical-align="middle" draw:auto-grow-height="false" fo:min-height="1.655cm" fo:min-width="5.215cm"/>
      <style:paragraph-properties style:writing-mode="lr-tb"/>
    </style:style>
    <style:style style:name="gr80" style:family="graphic" style:parent-style-name="standard">
      <style:graphic-properties svg:stroke-color="#000000" draw:fill-color="#fffff0" draw:opacity="100%" draw:textarea-horizontal-align="justify" draw:textarea-vertical-align="middle" draw:auto-grow-height="false" fo:min-height="1.655cm" fo:min-width="5.85cm"/>
      <style:paragraph-properties style:writing-mode="lr-tb"/>
    </style:style>
    <style:style style:name="gr81" style:family="graphic" style:parent-style-name="standard">
      <style:graphic-properties svg:stroke-color="#000000" draw:fill-color="#fffff0" draw:opacity="100%" draw:textarea-horizontal-align="justify" draw:textarea-vertical-align="middle" draw:auto-grow-height="false" fo:min-height="1.655cm" fo:min-width="7.755cm"/>
      <style:paragraph-properties style:writing-mode="lr-tb"/>
    </style:style>
    <style:style style:name="gr82" style:family="graphic" style:parent-style-name="standard">
      <style:graphic-properties svg:stroke-color="#000000" draw:fill-color="#fffff0" draw:opacity="100%" draw:textarea-horizontal-align="justify" draw:textarea-vertical-align="middle" draw:auto-grow-height="false" fo:min-height="1.02cm" fo:min-width="1.722cm"/>
      <style:paragraph-properties style:writing-mode="lr-tb"/>
    </style:style>
    <style:style style:name="gr83" style:family="graphic" style:parent-style-name="standard">
      <style:graphic-properties svg:stroke-color="#000000" draw:fill-color="#fffff0" draw:opacity="100%" draw:textarea-horizontal-align="justify" draw:textarea-vertical-align="middle" draw:auto-grow-height="false" fo:min-height="1.655cm" fo:min-width="2.675cm"/>
      <style:paragraph-properties style:writing-mode="lr-tb"/>
    </style:style>
    <style:style style:name="gr84" style:family="graphic" style:parent-style-name="standard">
      <style:graphic-properties svg:stroke-color="#000000" draw:fill-color="#fffff0" draw:opacity="100%" draw:textarea-horizontal-align="justify" draw:textarea-vertical-align="middle" draw:auto-grow-height="false" fo:min-height="1.655cm" fo:min-width="5.532cm"/>
      <style:paragraph-properties style:writing-mode="lr-tb"/>
    </style:style>
    <style:style style:name="gr85" style:family="graphic" style:parent-style-name="standard" style:list-style-name="L1">
      <style:graphic-properties svg:stroke-color="#000000" draw:fill-color="#fffff0" draw:opacity="100%" draw:textarea-horizontal-align="justify" draw:textarea-vertical-align="middle" draw:auto-grow-height="false" fo:min-height="1.655cm" fo:min-width="5.215cm"/>
      <style:paragraph-properties style:writing-mode="lr-tb"/>
    </style:style>
    <style:style style:name="gr86" style:family="graphic" style:parent-style-name="standard" style:list-style-name="L1">
      <style:graphic-properties svg:stroke-color="#000000" draw:fill-color="#fffff0" draw:opacity="100%" draw:textarea-horizontal-align="justify" draw:textarea-vertical-align="middle" draw:auto-grow-height="false" fo:min-height="1.655cm" fo:min-width="5.85cm"/>
      <style:paragraph-properties style:writing-mode="lr-tb"/>
    </style:style>
    <style:style style:name="gr87" style:family="graphic" style:parent-style-name="standard" style:list-style-name="L1">
      <style:graphic-properties svg:stroke-color="#000000" draw:fill-color="#fffff0" draw:opacity="100%" draw:textarea-horizontal-align="justify" draw:textarea-vertical-align="middle" draw:auto-grow-height="false" fo:min-height="1.655cm" fo:min-width="5.532cm"/>
      <style:paragraph-properties style:writing-mode="lr-tb"/>
    </style:style>
    <style:style style:name="gr88" style:family="graphic" style:parent-style-name="standard" style:list-style-name="L1">
      <style:graphic-properties svg:stroke-color="#000000" draw:fill-color="#fffff0" draw:opacity="100%" draw:textarea-horizontal-align="justify" draw:textarea-vertical-align="middle" draw:auto-grow-height="false" fo:min-height="1.655cm" fo:min-width="5.215cm"/>
      <style:paragraph-properties style:writing-mode="lr-tb"/>
    </style:style>
    <style:style style:name="gr89" style:family="graphic" style:parent-style-name="standard" style:list-style-name="L1">
      <style:graphic-properties svg:stroke-color="#000000" draw:fill-color="#fffff0" draw:opacity="100%" draw:textarea-horizontal-align="justify" draw:textarea-vertical-align="middle" draw:auto-grow-height="false" fo:min-height="1.655cm" fo:min-width="5.85cm"/>
      <style:paragraph-properties style:writing-mode="lr-tb"/>
    </style:style>
    <style:style style:name="gr90" style:family="graphic" style:parent-style-name="standard" style:list-style-name="L1">
      <style:graphic-properties svg:stroke-color="#000000" draw:fill-color="#fffff0" draw:opacity="100%" draw:textarea-horizontal-align="justify" draw:textarea-vertical-align="middle" draw:auto-grow-height="false" fo:min-height="1.655cm" fo:min-width="5.532cm"/>
      <style:paragraph-properties style:writing-mode="lr-tb"/>
    </style:style>
    <style:style style:name="gr91" style:family="graphic" style:parent-style-name="standard">
      <style:graphic-properties svg:stroke-color="#000000" draw:fill="solid" draw:fill-color="#fffff0" draw:textarea-horizontal-align="justify" draw:textarea-vertical-align="middle" draw:auto-grow-height="false" fo:min-height="2.305cm" fo:min-width="48.395cm"/>
      <style:paragraph-properties style:writing-mode="lr-tb"/>
    </style:style>
    <style:style style:name="gr92" style:family="graphic" style:parent-style-name="objectwithoutfill">
      <style:graphic-properties svg:stroke-color="#000000" draw:marker-end="Arrowheads_20_6" draw:marker-end-width="0.3cm" draw:fill="none" draw:fill-color="#f4a460" draw:textarea-vertical-align="middle"/>
    </style:style>
    <style:style style:name="gr93" style:family="graphic" style:parent-style-name="standard">
      <style:graphic-properties svg:stroke-color="#000000" draw:fill-color="#fffff0" draw:textarea-horizontal-align="justify" draw:textarea-vertical-align="middle" draw:auto-grow-height="false" fo:min-height="1.337cm" fo:min-width="13.152cm"/>
      <style:paragraph-properties style:writing-mode="lr-tb"/>
    </style:style>
    <style:style style:name="gr94" style:family="graphic" style:parent-style-name="standard">
      <style:graphic-properties svg:stroke-color="#000000" draw:fill-color="#fffff0" draw:textarea-horizontal-align="justify" draw:textarea-vertical-align="middle" draw:auto-grow-height="false" fo:min-height="1.337cm" fo:min-width="9.025cm"/>
      <style:paragraph-properties style:writing-mode="lr-tb"/>
    </style:style>
    <style:style style:name="gr95" style:family="graphic" style:parent-style-name="standard">
      <style:graphic-properties svg:stroke-color="#000000" draw:fill-color="#fffff0" draw:textarea-horizontal-align="justify" draw:textarea-vertical-align="middle" draw:auto-grow-height="false" fo:min-height="1.337cm" fo:min-width="2.992cm"/>
      <style:paragraph-properties style:writing-mode="lr-tb"/>
    </style:style>
    <style:style style:name="gr96" style:family="graphic" style:parent-style-name="standard">
      <style:graphic-properties svg:stroke-color="#000000" draw:fill-color="#fffff0" draw:opacity="100%" draw:textarea-horizontal-align="justify" draw:textarea-vertical-align="middle" draw:auto-grow-height="false" fo:min-height="1.337cm" fo:min-width="2.04cm"/>
      <style:paragraph-properties style:writing-mode="lr-tb"/>
    </style:style>
    <style:style style:name="gr97" style:family="graphic" style:parent-style-name="standard">
      <style:graphic-properties svg:stroke-color="#000000" draw:fill-color="#fffff0" draw:opacity="100%" draw:textarea-horizontal-align="justify" draw:textarea-vertical-align="middle" draw:auto-grow-height="false" fo:min-height="1.655cm" fo:min-width="12.835cm"/>
      <style:paragraph-properties style:writing-mode="lr-tb"/>
    </style:style>
    <style:style style:name="gr98" style:family="graphic" style:parent-style-name="standard" style:list-style-name="L1">
      <style:graphic-properties svg:stroke-color="#000000" draw:fill-color="#fffff0" draw:opacity="100%" draw:textarea-horizontal-align="justify" draw:textarea-vertical-align="middle" draw:auto-grow-height="false" fo:min-height="1.655cm" fo:min-width="5.85cm"/>
      <style:paragraph-properties style:writing-mode="lr-tb"/>
    </style:style>
    <style:style style:name="gr99" style:family="graphic" style:parent-style-name="standard" style:list-style-name="L1">
      <style:graphic-properties svg:stroke-color="#000000" draw:fill-color="#fffff0" draw:opacity="100%" draw:textarea-horizontal-align="justify" draw:textarea-vertical-align="middle" draw:auto-grow-height="false" fo:min-height="1.655cm" fo:min-width="5.532cm"/>
      <style:paragraph-properties style:writing-mode="lr-tb"/>
    </style:style>
    <style:style style:name="gr100" style:family="graphic" style:parent-style-name="standard" style:list-style-name="L1">
      <style:graphic-properties svg:stroke-color="#000000" draw:fill-color="#fffff0" draw:opacity="100%" draw:textarea-horizontal-align="justify" draw:textarea-vertical-align="middle" draw:auto-grow-height="false" fo:min-height="1.655cm" fo:min-width="5.85cm"/>
      <style:paragraph-properties style:writing-mode="lr-tb"/>
    </style:style>
    <style:style style:name="gr101" style:family="graphic" style:parent-style-name="standard" style:list-style-name="L1">
      <style:graphic-properties svg:stroke-color="#000000" draw:fill-color="#fffff0" draw:opacity="100%" draw:textarea-horizontal-align="justify" draw:textarea-vertical-align="middle" draw:auto-grow-height="false" fo:min-height="1.655cm" fo:min-width="5.532cm"/>
      <style:paragraph-properties style:writing-mode="lr-tb"/>
    </style:style>
    <style:style style:name="gr102" style:family="graphic" style:parent-style-name="standard">
      <style:graphic-properties svg:stroke-color="#000000" draw:fill-color="#fffff0" draw:textarea-horizontal-align="justify" draw:textarea-vertical-align="middle" draw:auto-grow-height="false" fo:min-height="9.593cm" fo:min-width="19.82cm"/>
      <style:paragraph-properties style:writing-mode="lr-tb"/>
    </style:style>
    <style:style style:name="gr103" style:family="graphic" style:parent-style-name="standard">
      <style:graphic-properties svg:stroke-color="#000000" draw:fill-color="#fffff0" draw:textarea-horizontal-align="justify" draw:textarea-vertical-align="middle" draw:auto-grow-height="false" fo:min-height="1.337cm" fo:min-width="4.58cm"/>
      <style:paragraph-properties style:writing-mode="lr-tb"/>
    </style:style>
    <style:style style:name="gr104" style:family="graphic" style:parent-style-name="standard">
      <style:graphic-properties svg:stroke-color="#000000" draw:fill-color="#fffff0" draw:textarea-horizontal-align="justify" draw:textarea-vertical-align="middle" draw:auto-grow-height="false" fo:min-height="1.337cm" fo:min-width="1.08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0"/>
      <style:paragraph-properties fo:text-align="center"/>
    </style:style>
    <style:style style:name="P3" style:family="paragraph">
      <style:paragraph-properties fo:text-align="center"/>
      <style:text-properties fo:color="#ffffff" loext:opacity="100%" fo:background-color="#dc143c"/>
    </style:style>
    <style:style style:name="P4" style:family="paragraph">
      <loext:graphic-properties draw:fill="solid" draw:fill-color="#dc143c"/>
      <style:paragraph-properties fo:text-align="center"/>
      <style:text-properties fo:color="#ffffff" loext:opacity="100%" fo:background-color="#dc143c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0"/>
      <style:paragraph-properties fo:text-align="center"/>
    </style:style>
    <style:style style:name="P7" style:family="paragraph">
      <style:text-properties fo:color="#dc143c" loext:opacity="100%"/>
    </style:style>
    <style:style style:name="P8" style:family="paragraph">
      <loext:graphic-properties draw:fill="none" draw:fill-color="#ffffff"/>
      <style:text-properties fo:color="#dc143c" loext:opacity="100%"/>
    </style:style>
    <style:style style:name="P9" style:family="paragraph">
      <loext:graphic-properties draw:fill="none" draw:fill-color="#f4a460"/>
      <style:paragraph-properties fo:text-align="center"/>
    </style:style>
    <style:style style:name="P10" style:family="paragraph">
      <style:text-properties fo:color="#000000" loext:opacity="100%"/>
    </style:style>
    <style:style style:name="P11" style:family="paragraph">
      <loext:graphic-properties draw:fill="none" draw:fill-color="#ffffff"/>
      <style:text-properties fo:color="#000000" loext:opacity="100%"/>
    </style:style>
    <style:style style:name="P12" style:family="paragraph">
      <style:paragraph-properties fo:text-align="center"/>
      <style:text-properties fo:color="#ffffff" loext:opacity="100%"/>
    </style:style>
    <style:style style:name="P13" style:family="paragraph">
      <loext:graphic-properties draw:fill-color="#dc143c"/>
      <style:paragraph-properties fo:text-align="center"/>
      <style:text-properties fo:color="#ffffff" loext:opacity="100%"/>
    </style:style>
    <style:style style:name="P14" style:family="paragraph">
      <loext:graphic-properties draw:fill-color="#a9a9a9"/>
      <style:paragraph-properties fo:text-align="center"/>
    </style:style>
    <style:style style:name="P15" style:family="paragraph">
      <style:paragraph-properties fo:text-align="center"/>
      <style:text-properties fo:background-color="transparent"/>
    </style:style>
    <style:style style:name="P16" style:family="paragraph">
      <loext:graphic-properties draw:fill-color="#a9a9a9"/>
      <style:paragraph-properties fo:text-align="center"/>
      <style:text-properties fo:background-color="transparent"/>
    </style:style>
    <style:style style:name="P17" style:family="paragraph">
      <loext:graphic-properties draw:fill="none" draw:fill-color="#ffffff"/>
    </style:style>
    <style:style style:name="P18" style:family="paragraph">
      <style:paragraph-properties fo:text-align="center"/>
      <style:text-properties fo:color="#000000" loext:opacity="100%"/>
    </style:style>
    <style:style style:name="P19" style:family="paragraph">
      <loext:graphic-properties draw:fill-color="#fffff0"/>
      <style:paragraph-properties fo:text-align="center"/>
      <style:text-properties fo:color="#000000" loext:opacity="100%"/>
    </style:style>
    <style:style style:name="P20" style:family="paragraph">
      <loext:graphic-properties draw:fill-color="#f4a460"/>
      <style:paragraph-properties fo:text-align="center"/>
    </style:style>
    <style:style style:name="P21" style:family="paragraph">
      <loext:graphic-properties draw:fill-color="#fffff0" draw:opacity="100%"/>
      <style:paragraph-properties fo:text-align="center"/>
    </style:style>
    <style:style style:name="P22" style:family="paragraph">
      <style:paragraph-properties fo:text-align="center"/>
      <style:text-properties fo:color="#fffff0" loext:opacity="100%"/>
    </style:style>
    <style:style style:name="P23" style:family="paragraph">
      <loext:graphic-properties draw:fill-color="#dc143c" draw:opacity="100%"/>
      <style:paragraph-properties fo:text-align="center"/>
      <style:text-properties fo:color="#fffff0" loext:opacity="100%"/>
    </style:style>
    <style:style style:name="P24" style:family="paragraph">
      <loext:graphic-properties draw:fill-color="#ffffff" draw:opacity="100%"/>
      <style:paragraph-properties fo:text-align="center"/>
    </style:style>
    <style:style style:name="P25" style:family="paragraph">
      <style:paragraph-properties fo:margin-left="0cm" fo:margin-right="0cm" fo:margin-top="0cm" fo:margin-bottom="0cm" fo:line-height="100%" fo:text-align="center" fo:text-indent="0cm"/>
    </style:style>
    <style:style style:name="P26" style:family="paragraph">
      <loext:graphic-properties draw:fill-color="#fffff0" draw:opacity="100%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color="#ffffff" loext:opacity="100%" fo:background-color="#dc143c"/>
    </style:style>
    <style:style style:name="T2" style:family="text">
      <style:text-properties fo:color="#dc143c" loext:opacity="100%"/>
    </style:style>
    <style:style style:name="T3" style:family="text">
      <style:text-properties fo:color="#000000" loext:opacity="100%"/>
    </style:style>
    <style:style style:name="T4" style:family="text">
      <style:text-properties fo:color="#ffffff" loext:opacity="100%"/>
    </style:style>
    <style:style style:name="T5" style:family="text">
      <style:text-properties fo:background-color="transparent"/>
    </style:style>
    <style:style style:name="T6" style:family="text">
      <style:text-properties fo:color="#fffff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联系人列表" draw:style-name="dp1" draw:master-page-name="Default">
        <draw:custom-shape draw:style-name="gr1" draw:text-style-name="P2" draw:layer="layout" svg:width="1.905cm" svg:height="1.279cm" svg:x="1.952cm" svg:y="2.578cm">
          <text:p text:style-name="P1">新增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3cm" svg:height="1.279cm" svg:x="4.492cm" svg:y="2.578cm">
          <text:p text:style-name="P1">关键字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93cm" svg:height="2.873cm" svg:x="4.492cm" svg:y="3.842cm">
          <text:p text:style-name="P1">分组</text:p>
          <text:p text:style-name="P1">姓名</text:p>
          <text:p text:style-name="P1">电话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937cm" svg:height="1.279cm" svg:x="8.62cm" svg:y="2.578cm">
          <text:p text:style-name="P1">请输入关键字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279cm" svg:x="19.415cm" svg:y="2.587cm">
          <text:p text:style-name="P1">上传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279cm" svg:x="21.955cm" svg:y="2.587cm">
          <text:p text:style-name="P1">导出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175cm" svg:height="1.27cm" svg:x="24.495cm" svg:y="2.587cm">
          <text:p text:style-name="P1">导出所有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539cm" svg:height="1.279cm" svg:x="30.528cm" svg:y="2.578cm">
          <text:p text:style-name="P1">黑名单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541cm" svg:height="1.279cm" svg:x="33.384cm" svg:y="2.587cm">
          <text:p text:style-name="P1">回收站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858cm" svg:height="1.279cm" svg:x="36.242cm" svg:y="2.578cm">
          <text:p text:style-name="P3"><text:span text:style-name="T1">删除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587cm" svg:height="1.482cm" svg:x="2.27cm" svg:y="7.138cm">
          <text:p text:style-name="P1"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492cm" svg:height="1.482cm" svg:x="4.175cm" svg:y="7.138cm">
          <text:p text:style-name="P1">联系人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492cm" svg:height="1.482cm" svg:x="8.302cm" svg:y="7.138cm">
          <text:p text:style-name="P1">电话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492cm" svg:height="1.482cm" svg:x="12.43cm" svg:y="7.138cm">
          <text:p text:style-name="P1">分组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492cm" svg:height="1.482cm" svg:x="16.557cm" svg:y="7.138cm">
          <text:p text:style-name="P1">地址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492cm" svg:height="1.482cm" svg:x="20.685cm" svg:y="7.138cm">
          <text:p text:style-name="P1">创建时间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7.937cm" svg:height="1.482cm" svg:x="31.48cm" svg:y="7.138cm">
          <text:p text:style-name="P1">操作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587cm" svg:height="1.472cm" svg:x="2.27cm" svg:y="8.896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492cm" svg:height="1.472cm" svg:x="4.175cm" svg:y="8.896cm">
          <text:p text:style-name="P1">张三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492cm" svg:height="1.472cm" svg:x="8.302cm" svg:y="8.896cm">
          <text:p text:style-name="P1">139*8848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492cm" svg:height="1.472cm" svg:x="12.43cm" svg:y="8.896cm">
          <text:p text:style-name="P1">客户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492cm" svg:height="1.472cm" svg:x="16.557cm" svg:y="8.896cm">
          <text:p text:style-name="P1">深圳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492cm" svg:height="1.472cm" svg:x="20.685cm" svg:y="8.896cm">
          <text:p text:style-name="P1">2023.1.1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7.937cm" svg:height="1.472cm" svg:x="31.48cm" svg:y="8.896cm">
          <text:p text:style-name="P1">操作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905cm" svg:height="0.959cm" svg:x="32.115cm" svg:y="9.213cm">
          <text:p text:style-name="P1">查看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905cm" svg:height="0.959cm" svg:x="34.655cm" svg:y="9.213cm">
          <text:p text:style-name="P1">编辑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905cm" svg:height="0.958cm" svg:x="37.195cm" svg:y="9.214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6.032cm" svg:height="1.482cm" svg:x="24.813cm" svg:y="7.138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6.032cm" svg:height="1.472cm" svg:x="24.813cm" svg:y="8.896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37.147cm" svg:height="1.917cm" svg:x="2.27cm" svg:y="10.84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7.147cm" svg:height="2.236cm" svg:x="2.27cm" svg:y="13.3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7.147cm" svg:height="2.238cm" svg:x="2.27cm" svg:y="16.39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.54cm" svg:height="5.43cm" svg:x="36.877cm" svg:y="10.3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905cm" svg:height="0.958cm" svg:x="37.195cm" svg:y="14.521cm">
          <text:p text:style-name="P1">删除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.905cm" svg:height="0.957cm" svg:x="37.195cm" svg:y="10.688cm">
          <text:p text:style-name="P1">分享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905cm" svg:height="0.958cm" svg:x="37.195cm" svg:y="11.966cm">
          <text:p text:style-name="P1">置顶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905cm" svg:height="0.959cm" svg:x="37.195cm" svg:y="13.244cm">
          <text:p text:style-name="P1">拉黑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37.147cm" svg:height="2.235cm" svg:x="2.27cm" svg:y="19.27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37.147cm" svg:height="2.235cm" svg:x="2.27cm" svg:y="22.1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37.147cm" svg:height="2.555cm" svg:x="2.27cm" svg:y="25.343cm">
          <text:p text:style-name="P1">Size 10 &lt; 1,2,3...99&gt;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2.223cm" svg:height="1.279cm" svg:x="27.987cm" svg:y="2.587cm">
          <text:p text:style-name="P1">分组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279cm" svg:x="17.192cm" svg:y="2.578cm">
          <text:p text:style-name="P1">搜索</text:p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0.953cm" svg:height="0.953cm" svg:x="2.587cm" svg:y="9.09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0.953cm" svg:height="0.953cm" svg:x="2.587cm" svg:y="7.349cm">
          <text:p/>
          <draw:enhanced-geometry svg:viewBox="0 0 21600 21600" draw:type="rectangle" draw:enhanced-path="M 0 0 L 21600 0 21600 21600 0 21600 0 0 Z N"/>
        </draw:custom-shape>
      </draw:page>
      <draw:page draw:name="新建联系人" draw:style-name="dp1" draw:master-page-name="Default">
        <draw:custom-shape draw:style-name="gr28" draw:text-style-name="P6" draw:layer="layout" svg:width="5.715cm" svg:height="1.587cm" svg:x="1.635cm" svg:y="1.635cm">
          <text:p text:style-name="P1">新建/查看/编辑</text:p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5.715cm" svg:height="1.588cm" svg:x="1.635cm" svg:y="3.857cm">
          <text:p text:style-name="P1">姓名</text:p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20.002cm" svg:height="1.588cm" svg:x="7.985cm" svg:y="3.85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5.715cm" svg:height="1.588cm" svg:x="1.635cm" svg:y="6.08cm">
          <text:p text:style-name="P1">电话</text:p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20.002cm" svg:height="1.588cm" svg:x="7.985cm" svg:y="6.0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5.715cm" svg:height="1.588cm" svg:x="1.635cm" svg:y="8.302cm">
          <text:p text:style-name="P1">性别</text:p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20.002cm" svg:height="1.588cm" svg:x="7.985cm" svg:y="8.30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3.493cm" svg:height="1.588cm" svg:x="3.857cm" svg:y="10.524cm">
          <text:p text:style-name="P1">分组</text:p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20.002cm" svg:height="1.588cm" svg:x="7.985cm" svg:y="10.52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5.715cm" svg:height="1.588cm" svg:x="1.689cm" svg:y="12.687cm">
          <text:p text:style-name="P1">地址</text:p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1.905cm" svg:height="1.588cm" svg:x="8.039cm" svg:y="12.687cm">
          <text:p text:style-name="P1">省</text:p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6.032cm" svg:height="1.905cm" svg:x="1.689cm" svg:y="14.909cm">
          <text:p text:style-name="P1">公司</text:p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20.002cm" svg:height="1.905cm" svg:x="8.039cm" svg:y="14.90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6" draw:layer="layout" svg:width="3.81cm" svg:height="1.905cm" svg:x="3.911cm" svg:y="17.449cm">
          <text:p text:style-name="P1">生日</text:p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20.002cm" svg:height="1.905cm" svg:x="8.039cm" svg:y="17.44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1.905cm" svg:height="1.588cm" svg:x="10.579cm" svg:y="12.687cm">
          <text:p text:style-name="P1">市</text:p>
          <draw:enhanced-geometry svg:viewBox="0 0 21600 21600" draw:type="rectangle" draw:enhanced-path="M 0 0 L 21600 0 21600 21600 0 21600 0 0 Z N"/>
        </draw:custom-shape>
        <draw:custom-shape draw:style-name="gr36" draw:text-style-name="P6" draw:layer="layout" svg:width="2.857cm" svg:height="1.588cm" svg:x="13.119cm" svg:y="12.687cm">
          <text:p text:style-name="P1">区/县</text:p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11.376cm" svg:height="1.588cm" svg:x="16.611cm" svg:y="12.687cm">
          <text:p text:style-name="P1">详细地址</text:p>
          <draw:enhanced-geometry svg:viewBox="0 0 21600 21600" draw:type="rectangle" draw:enhanced-path="M 0 0 L 21600 0 21600 21600 0 21600 0 0 Z N"/>
        </draw:custom-shape>
        <draw:frame draw:style-name="gr38" draw:text-style-name="P8" draw:layer="layout" svg:width="0.953cm" svg:height="0.962cm" svg:x="2.904cm" svg:y="4.175cm">
          <draw:text-box>
            <text:p text:style-name="P7"><text:span text:style-name="T2">*</text:span></text:p>
          </draw:text-box>
        </draw:frame>
        <draw:frame draw:style-name="gr38" draw:text-style-name="P8" draw:layer="layout" svg:width="0.953cm" svg:height="0.962cm" svg:x="2.905cm" svg:y="6.397cm">
          <draw:text-box>
            <text:p text:style-name="P7"><text:span text:style-name="T2">*</text:span></text:p>
          </draw:text-box>
        </draw:frame>
        <draw:custom-shape draw:style-name="gr39" draw:text-style-name="P6" draw:layer="layout" svg:width="1.587cm" svg:height="1.588cm" svg:x="1.635cm" svg:y="10.524cm">
          <text:p text:style-name="P1">+</text:p>
          <draw:enhanced-geometry svg:viewBox="0 0 21600 21600" draw:type="rectangle" draw:enhanced-path="M 0 0 L 21600 0 21600 21600 0 21600 0 0 Z N"/>
        </draw:custom-shape>
        <draw:line draw:style-name="gr40" draw:text-style-name="P9" draw:layer="layout" svg:x1="-4.08cm" svg:y1="11.16cm" svg:x2="1.317cm" svg:y2="11.16cm">
          <text:p/>
        </draw:line>
        <draw:frame draw:style-name="gr41" draw:text-style-name="P11" draw:layer="layout" svg:width="3.176cm" svg:height="1.27cm" svg:x="-7.256cm" svg:y="10.525cm">
          <draw:text-box>
            <text:p text:style-name="P10"><text:span text:style-name="T3">新建分组</text:span></text:p>
          </draw:text-box>
        </draw:frame>
        <draw:custom-shape draw:style-name="gr42" draw:text-style-name="P6" draw:layer="layout" svg:width="1.905cm" svg:height="1.905cm" svg:x="1.689cm" svg:y="17.449cm">
          <text:p text:style-name="P1">+</text:p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0.635cm" svg:height="0.635cm" svg:x="2.324cm" svg:y="18.084cm">
          <text:p/>
          <draw:enhanced-geometry svg:viewBox="0 0 21600 21600" draw:type="rectangle" draw:enhanced-path="M 0 0 L 21600 0 21600 21600 0 21600 0 0 Z N"/>
        </draw:custom-shape>
        <draw:line draw:style-name="gr44" draw:text-style-name="P9" draw:layer="layout" svg:x1="-4.08cm" svg:y1="18.78cm" svg:x2="1cm" svg:y2="18.78cm">
          <text:p/>
        </draw:line>
        <draw:frame draw:style-name="gr41" draw:text-style-name="P11" draw:layer="layout" svg:width="3.176cm" svg:height="1.27cm" svg:x="-7.573cm" svg:y="18.145cm">
          <draw:text-box>
            <text:p text:style-name="P10"><text:span text:style-name="T3">加入日程</text:span></text:p>
          </draw:text-box>
        </draw:frame>
        <draw:custom-shape draw:style-name="gr29" draw:text-style-name="P6" draw:layer="layout" svg:width="5.715cm" svg:height="1.588cm" svg:x="1.689cm" svg:y="24.751cm">
          <text:p text:style-name="P1">备注</text:p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26.352cm" svg:height="9.843cm" svg:x="1.689cm" svg:y="27.29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5.715cm" svg:height="1.588cm" svg:x="1.689cm" svg:y="19.989cm">
          <text:p text:style-name="P1">本系统账号</text:p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20.002cm" svg:height="1.588cm" svg:x="8.039cm" svg:y="19.989cm">
          <text:p/>
          <draw:enhanced-geometry svg:viewBox="0 0 21600 21600" draw:type="rectangle" draw:enhanced-path="M 0 0 L 21600 0 21600 21600 0 21600 0 0 Z N"/>
        </draw:custom-shape>
        <draw:line draw:style-name="gr44" draw:text-style-name="P9" draw:layer="layout" svg:x1="-2.492cm" svg:y1="21.002cm" svg:x2="1.001cm" svg:y2="21.002cm">
          <text:p/>
        </draw:line>
        <draw:frame draw:style-name="gr41" draw:text-style-name="P11" draw:layer="layout" svg:width="5.08cm" svg:height="1.27cm" svg:x="-7.572cm" svg:y="20.367cm">
          <draw:text-box>
            <text:p text:style-name="P10"><text:span text:style-name="T3">是否本系统用户</text:span></text:p>
          </draw:text-box>
        </draw:frame>
        <draw:custom-shape draw:style-name="gr29" draw:text-style-name="P6" draw:layer="layout" svg:width="5.715cm" svg:height="1.588cm" svg:x="1.689cm" svg:y="22.211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20.002cm" svg:height="1.588cm" svg:x="8.039cm" svg:y="22.211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47" draw:text-style-name="P6" draw:layer="layout" svg:width="4.445cm" svg:height="1.588cm" svg:x="16.929cm" svg:y="38.086cm">
          <text:p text:style-name="P1">取消</text:p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4.128cm" svg:height="1.588cm" svg:x="23.914cm" svg:y="38.086cm">
          <text:p text:style-name="P1">确认</text:p>
          <draw:enhanced-geometry svg:viewBox="0 0 21600 21600" draw:type="rectangle" draw:enhanced-path="M 0 0 L 21600 0 21600 21600 0 21600 0 0 Z N"/>
        </draw:custom-shape>
      </draw:page>
      <draw:page draw:name="联系人分组" draw:style-name="dp1" draw:master-page-name="Default">
        <draw:custom-shape draw:style-name="gr28" draw:text-style-name="P6" draw:layer="layout" svg:width="5.715cm" svg:height="1.587cm" svg:x="1.635cm" svg:y="1.635cm">
          <text:p text:style-name="P1">联系人分组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1.905cm" svg:height="1.905cm" svg:x="1.635cm" svg:y="6.397cm">
          <text:p text:style-name="P1"/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0.635cm" svg:height="0.635cm" svg:x="2.27cm" svg:y="7.03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4.175cm" svg:y="6.397cm">
          <text:p text:style-name="P1">分组名</text:p>
          <draw:enhanced-geometry svg:viewBox="0 0 21600 21600" draw:type="rectangle" draw:enhanced-path="M 0 0 L 21600 0 21600 21600 0 21600 0 0 Z N"/>
        </draw:custom-shape>
        <draw:custom-shape draw:style-name="gr50" draw:text-style-name="P6" draw:layer="layout" svg:width="7.303cm" svg:height="1.905cm" svg:x="19.732cm" svg:y="6.397cm">
          <text:p text:style-name="P1">操作</text:p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11.795cm" svg:y="6.397cm">
          <text:p text:style-name="P1">备注</text:p>
          <draw:enhanced-geometry svg:viewBox="0 0 21600 21600" draw:type="rectangle" draw:enhanced-path="M 0 0 L 21600 0 21600 21600 0 21600 0 0 Z N"/>
        </draw:custom-shape>
        <draw:custom-shape draw:style-name="gr51" draw:text-style-name="P6" draw:layer="layout" svg:width="5.08cm" svg:height="1.905cm" svg:x="4.492cm" svg:y="3.857cm">
          <text:p text:style-name="P1">分组名/备注</text:p>
          <draw:enhanced-geometry svg:viewBox="0 0 21600 21600" draw:type="rectangle" draw:enhanced-path="M 0 0 L 21600 0 21600 21600 0 21600 0 0 Z N"/>
        </draw:custom-shape>
        <draw:custom-shape draw:style-name="gr51" draw:text-style-name="P6" draw:layer="layout" svg:width="5.08cm" svg:height="1.905cm" svg:x="10.207cm" svg:y="3.857cm">
          <text:p text:style-name="P1">输入关键字</text:p>
          <draw:enhanced-geometry svg:viewBox="0 0 21600 21600" draw:type="rectangle" draw:enhanced-path="M 0 0 L 21600 0 21600 21600 0 21600 0 0 Z N"/>
        </draw:custom-shape>
        <draw:custom-shape draw:style-name="gr52" draw:text-style-name="P6" draw:layer="layout" svg:width="3.175cm" svg:height="1.905cm" svg:x="15.922cm" svg:y="3.857cm">
          <text:p text:style-name="P1">搜索</text:p>
          <draw:enhanced-geometry svg:viewBox="0 0 21600 21600" draw:type="rectangle" draw:enhanced-path="M 0 0 L 21600 0 21600 21600 0 21600 0 0 Z N"/>
        </draw:custom-shape>
        <draw:custom-shape draw:style-name="gr53" draw:text-style-name="P13" draw:layer="layout" svg:width="3.175cm" svg:height="1.905cm" svg:x="23.86cm" svg:y="3.857cm">
          <text:p text:style-name="P12"><text:span text:style-name="T4">删除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1.905cm" svg:height="1.905cm" svg:x="1.635cm" svg:y="14.01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0.635cm" svg:height="0.635cm" svg:x="2.27cm" svg:y="14.65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4.175cm" svg:y="14.017cm">
          <text:p text:style-name="P1">深圳客户</text:p>
          <draw:enhanced-geometry svg:viewBox="0 0 21600 21600" draw:type="rectangle" draw:enhanced-path="M 0 0 L 21600 0 21600 21600 0 21600 0 0 Z N"/>
        </draw:custom-shape>
        <draw:custom-shape draw:style-name="gr50" draw:text-style-name="P6" draw:layer="layout" svg:width="7.303cm" svg:height="1.905cm" svg:x="19.732cm" svg:y="14.01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11.795cm" svg:y="14.017cm">
          <text:p text:style-name="P1">--</text:p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.858cm" svg:height="1.27cm" svg:x="20.366cm" svg:y="14.335cm">
          <text:p text:style-name="P1">编辑</text:p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.858cm" svg:height="1.27cm" svg:x="23.542cm" svg:y="14.335cm">
          <text:p text:style-name="P1">删除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1.905cm" svg:height="1.905cm" svg:x="1.635cm" svg:y="11.47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0.635cm" svg:height="0.635cm" svg:x="2.27cm" svg:y="12.11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4.175cm" svg:y="11.477cm">
          <text:p text:style-name="P1">未分组</text:p>
          <draw:enhanced-geometry svg:viewBox="0 0 21600 21600" draw:type="rectangle" draw:enhanced-path="M 0 0 L 21600 0 21600 21600 0 21600 0 0 Z N"/>
        </draw:custom-shape>
        <draw:custom-shape draw:style-name="gr50" draw:text-style-name="P6" draw:layer="layout" svg:width="7.303cm" svg:height="1.905cm" svg:x="19.732cm" svg:y="11.47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11.795cm" svg:y="11.477cm">
          <text:p text:style-name="P1">--</text:p>
          <draw:enhanced-geometry svg:viewBox="0 0 21600 21600" draw:type="rectangle" draw:enhanced-path="M 0 0 L 21600 0 21600 21600 0 21600 0 0 Z N"/>
        </draw:custom-shape>
        <draw:custom-shape draw:style-name="gr55" draw:text-style-name="P14" draw:layer="layout" svg:width="2.858cm" svg:height="1.27cm" svg:x="20.366cm" svg:y="11.795cm">
          <text:p text:style-name="P1">编辑</text:p>
          <draw:enhanced-geometry svg:viewBox="0 0 21600 21600" draw:type="rectangle" draw:enhanced-path="M 0 0 L 21600 0 21600 21600 0 21600 0 0 Z N"/>
        </draw:custom-shape>
        <draw:custom-shape draw:style-name="gr55" draw:text-style-name="P16" draw:layer="layout" svg:width="2.858cm" svg:height="1.27cm" svg:x="23.542cm" svg:y="11.795cm">
          <text:p text:style-name="P15"><text:span text:style-name="T5">删除</text:span></text:p>
          <draw:enhanced-geometry svg:viewBox="0 0 21600 21600" draw:type="rectangle" draw:enhanced-path="M 0 0 L 21600 0 21600 21600 0 21600 0 0 Z N"/>
        </draw:custom-shape>
        <draw:line draw:style-name="gr56" draw:text-style-name="P9" draw:layer="layout" svg:x1="-3.444cm" svg:y1="12.43cm" svg:x2="1.318cm" svg:y2="12.43cm">
          <text:p/>
        </draw:line>
        <draw:frame draw:style-name="gr57" draw:text-style-name="P17" draw:layer="layout" svg:width="8.572cm" svg:height="3.008cm" svg:x="-12.017cm" svg:y="11.795cm">
          <draw:text-box>
            <text:p>“未分组”同上，这两个默认分组不可删除</text:p>
          </draw:text-box>
        </draw:frame>
        <draw:custom-shape draw:style-name="gr58" draw:text-style-name="P6" draw:layer="layout" svg:width="2.54cm" svg:height="1.905cm" svg:x="1.635cm" svg:y="3.857cm">
          <text:p text:style-name="P1">新增</text:p>
          <draw:enhanced-geometry svg:viewBox="0 0 21600 21600" draw:type="rectangle" draw:enhanced-path="M 0 0 L 21600 0 21600 21600 0 21600 0 0 Z N"/>
        </draw:custom-shape>
        <draw:custom-shape draw:style-name="gr59" draw:text-style-name="P6" draw:layer="layout" svg:width="25.717cm" svg:height="2.54cm" svg:x="1.635cm" svg:y="34.655cm">
          <text:p text:style-name="P1">Size 10 &lt; 1,2,3...99&gt;</text:p>
          <draw:enhanced-geometry svg:viewBox="0 0 21600 21600" draw:type="rectangle" draw:enhanced-path="M 0 0 L 21600 0 21600 21600 0 21600 0 0 Z N"/>
        </draw:custom-shape>
        <draw:custom-shape draw:style-name="gr60" draw:text-style-name="P6" draw:layer="layout" svg:width="4.128cm" svg:height="1.905cm" svg:x="23.542cm" svg:y="38.465cm">
          <text:p text:style-name="P1">关闭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1.905cm" svg:height="1.905cm" svg:x="1.635cm" svg:y="16.55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0.635cm" svg:height="0.635cm" svg:x="2.27cm" svg:y="17.19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4.175cm" svg:y="16.557cm">
          <text:p text:style-name="P1">北京客户</text:p>
          <draw:enhanced-geometry svg:viewBox="0 0 21600 21600" draw:type="rectangle" draw:enhanced-path="M 0 0 L 21600 0 21600 21600 0 21600 0 0 Z N"/>
        </draw:custom-shape>
        <draw:custom-shape draw:style-name="gr50" draw:text-style-name="P6" draw:layer="layout" svg:width="7.303cm" svg:height="1.905cm" svg:x="19.732cm" svg:y="16.55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11.795cm" svg:y="16.557cm">
          <text:p text:style-name="P1">--</text:p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.858cm" svg:height="1.27cm" svg:x="20.366cm" svg:y="16.875cm">
          <text:p text:style-name="P1">编辑</text:p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.858cm" svg:height="1.27cm" svg:x="23.542cm" svg:y="16.875cm">
          <text:p text:style-name="P1">删除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1.905cm" svg:height="1.905cm" svg:x="1.635cm" svg:y="19.09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0.635cm" svg:height="0.635cm" svg:x="2.27cm" svg:y="19.73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4.175cm" svg:y="19.097cm">
          <text:p text:style-name="P1">还未联系过</text:p>
          <draw:enhanced-geometry svg:viewBox="0 0 21600 21600" draw:type="rectangle" draw:enhanced-path="M 0 0 L 21600 0 21600 21600 0 21600 0 0 Z N"/>
        </draw:custom-shape>
        <draw:custom-shape draw:style-name="gr50" draw:text-style-name="P6" draw:layer="layout" svg:width="7.303cm" svg:height="1.905cm" svg:x="19.732cm" svg:y="19.09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11.795cm" svg:y="19.097cm">
          <text:p text:style-name="P1">--</text:p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.858cm" svg:height="1.27cm" svg:x="20.366cm" svg:y="19.415cm">
          <text:p text:style-name="P1">编辑</text:p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.858cm" svg:height="1.27cm" svg:x="23.542cm" svg:y="19.415cm">
          <text:p text:style-name="P1">删除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1.905cm" svg:height="1.905cm" svg:x="1.635cm" svg:y="21.63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0.635cm" svg:height="0.635cm" svg:x="2.27cm" svg:y="22.27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4.175cm" svg:y="21.637cm">
          <text:p text:style-name="P1">有意向</text:p>
          <draw:enhanced-geometry svg:viewBox="0 0 21600 21600" draw:type="rectangle" draw:enhanced-path="M 0 0 L 21600 0 21600 21600 0 21600 0 0 Z N"/>
        </draw:custom-shape>
        <draw:custom-shape draw:style-name="gr50" draw:text-style-name="P6" draw:layer="layout" svg:width="7.303cm" svg:height="1.905cm" svg:x="19.732cm" svg:y="21.63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11.795cm" svg:y="21.637cm">
          <text:p text:style-name="P1">马上就可以成交了</text:p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.858cm" svg:height="1.27cm" svg:x="20.366cm" svg:y="21.955cm">
          <text:p text:style-name="P1">编辑</text:p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.858cm" svg:height="1.27cm" svg:x="23.542cm" svg:y="21.955cm">
          <text:p text:style-name="P1">删除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1.905cm" svg:height="1.905cm" svg:x="1.635cm" svg:y="24.17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0.635cm" svg:height="0.635cm" svg:x="2.27cm" svg:y="24.81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4.175cm" svg:y="24.17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50" draw:text-style-name="P6" draw:layer="layout" svg:width="7.303cm" svg:height="1.905cm" svg:x="19.732cm" svg:y="24.17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11.795cm" svg:y="24.17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.858cm" svg:height="1.27cm" svg:x="20.366cm" svg:y="24.495cm">
          <text:p text:style-name="P1">编辑</text:p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.858cm" svg:height="1.27cm" svg:x="23.542cm" svg:y="24.495cm">
          <text:p text:style-name="P1">删除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1.905cm" svg:height="1.905cm" svg:x="1.635cm" svg:y="26.71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0.635cm" svg:height="0.635cm" svg:x="2.27cm" svg:y="27.35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4.175cm" svg:y="26.71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50" draw:text-style-name="P6" draw:layer="layout" svg:width="7.303cm" svg:height="1.905cm" svg:x="19.732cm" svg:y="26.71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11.795cm" svg:y="26.71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.858cm" svg:height="1.27cm" svg:x="20.366cm" svg:y="27.035cm">
          <text:p text:style-name="P1">编辑</text:p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.858cm" svg:height="1.27cm" svg:x="23.542cm" svg:y="27.035cm">
          <text:p text:style-name="P1">删除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1.905cm" svg:height="1.905cm" svg:x="1.635cm" svg:y="29.25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0.635cm" svg:height="0.635cm" svg:x="2.27cm" svg:y="29.89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4.175cm" svg:y="29.25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50" draw:text-style-name="P6" draw:layer="layout" svg:width="7.303cm" svg:height="1.905cm" svg:x="19.732cm" svg:y="29.25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11.795cm" svg:y="29.25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.858cm" svg:height="1.27cm" svg:x="20.366cm" svg:y="29.575cm">
          <text:p text:style-name="P1">编辑</text:p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.858cm" svg:height="1.27cm" svg:x="23.542cm" svg:y="29.575cm">
          <text:p text:style-name="P1">删除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1.905cm" svg:height="1.905cm" svg:x="1.635cm" svg:y="31.79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0.635cm" svg:height="0.635cm" svg:x="2.27cm" svg:y="32.43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4.175cm" svg:y="31.79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50" draw:text-style-name="P6" draw:layer="layout" svg:width="7.303cm" svg:height="1.905cm" svg:x="19.732cm" svg:y="31.79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11.795cm" svg:y="31.79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.858cm" svg:height="1.27cm" svg:x="20.366cm" svg:y="32.115cm">
          <text:p text:style-name="P1">编辑</text:p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.858cm" svg:height="1.27cm" svg:x="23.542cm" svg:y="32.115cm">
          <text:p text:style-name="P1">删除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1.905cm" svg:height="1.905cm" svg:x="1.635cm" svg:y="8.93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0.635cm" svg:height="0.635cm" svg:x="2.27cm" svg:y="9.57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4.175cm" svg:y="8.937cm">
          <text:p text:style-name="P1">常用联系人</text:p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11.795cm" svg:y="8.937cm">
          <text:p text:style-name="P1">系统自带</text:p>
          <draw:enhanced-geometry svg:viewBox="0 0 21600 21600" draw:type="rectangle" draw:enhanced-path="M 0 0 L 21600 0 21600 21600 0 21600 0 0 Z N"/>
        </draw:custom-shape>
        <draw:line draw:style-name="gr56" draw:text-style-name="P9" draw:layer="layout" svg:x1="-3.444cm" svg:y1="9.89cm" svg:x2="1.318cm" svg:y2="9.89cm">
          <text:p/>
        </draw:line>
        <draw:frame draw:style-name="gr61" draw:text-style-name="P17" draw:layer="layout" svg:width="8.255cm" svg:height="4.028cm" svg:x="-11.7cm" svg:y="7.449cm">
          <draw:text-box>
            <text:p>“常用联系人”这个默认分组可以不展示，但是用户在按分组搜索时可以按“常用联系人”搜索</text:p>
          </draw:text-box>
        </draw:frame>
        <draw:custom-shape draw:style-name="gr50" draw:text-style-name="P6" draw:layer="layout" svg:width="7.303cm" svg:height="1.905cm" svg:x="19.732cm" svg:y="8.937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4" draw:layer="layout" svg:width="2.858cm" svg:height="1.27cm" svg:x="20.366cm" svg:y="9.255cm">
          <text:p text:style-name="P1">编辑</text:p>
          <draw:enhanced-geometry svg:viewBox="0 0 21600 21600" draw:type="rectangle" draw:enhanced-path="M 0 0 L 21600 0 21600 21600 0 21600 0 0 Z N"/>
        </draw:custom-shape>
        <draw:custom-shape draw:style-name="gr55" draw:text-style-name="P16" draw:layer="layout" svg:width="2.858cm" svg:height="1.27cm" svg:x="23.542cm" svg:y="9.255cm">
          <text:p text:style-name="P15"><text:span text:style-name="T5">删除</text:span></text:p>
          <draw:enhanced-geometry svg:viewBox="0 0 21600 21600" draw:type="rectangle" draw:enhanced-path="M 0 0 L 21600 0 21600 21600 0 21600 0 0 Z N"/>
        </draw:custom-shape>
      </draw:page>
      <draw:page draw:name="黑名单" draw:style-name="dp1" draw:master-page-name="Default">
        <draw:custom-shape draw:style-name="gr28" draw:text-style-name="P6" draw:layer="layout" svg:width="5.715cm" svg:height="1.587cm" svg:x="1.635cm" svg:y="1.635cm">
          <text:p text:style-name="P1">黑名单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1.905cm" svg:height="1.905cm" svg:x="1.635cm" svg:y="6.39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0.635cm" svg:height="0.635cm" svg:x="2.27cm" svg:y="7.03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4.175cm" svg:y="6.397cm">
          <text:p text:style-name="P1">姓名</text:p>
          <draw:enhanced-geometry svg:viewBox="0 0 21600 21600" draw:type="rectangle" draw:enhanced-path="M 0 0 L 21600 0 21600 21600 0 21600 0 0 Z N"/>
        </draw:custom-shape>
        <draw:custom-shape draw:style-name="gr50" draw:text-style-name="P6" draw:layer="layout" svg:width="7.303cm" svg:height="1.905cm" svg:x="19.732cm" svg:y="6.397cm">
          <text:p text:style-name="P1">操作</text:p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11.795cm" svg:y="6.397cm">
          <text:p text:style-name="P1">电话</text:p>
          <draw:enhanced-geometry svg:viewBox="0 0 21600 21600" draw:type="rectangle" draw:enhanced-path="M 0 0 L 21600 0 21600 21600 0 21600 0 0 Z N"/>
        </draw:custom-shape>
        <draw:custom-shape draw:style-name="gr60" draw:text-style-name="P6" draw:layer="layout" svg:width="4.128cm" svg:height="1.905cm" svg:x="4.492cm" svg:y="3.857cm">
          <text:p text:style-name="P1">姓名/电话</text:p>
          <draw:enhanced-geometry svg:viewBox="0 0 21600 21600" draw:type="rectangle" draw:enhanced-path="M 0 0 L 21600 0 21600 21600 0 21600 0 0 Z N"/>
        </draw:custom-shape>
        <draw:custom-shape draw:style-name="gr62" draw:text-style-name="P6" draw:layer="layout" svg:width="7.938cm" svg:height="1.905cm" svg:x="8.937cm" svg:y="3.857cm">
          <text:p text:style-name="P1">输入关键字</text:p>
          <draw:enhanced-geometry svg:viewBox="0 0 21600 21600" draw:type="rectangle" draw:enhanced-path="M 0 0 L 21600 0 21600 21600 0 21600 0 0 Z N"/>
        </draw:custom-shape>
        <draw:custom-shape draw:style-name="gr52" draw:text-style-name="P6" draw:layer="layout" svg:width="3.175cm" svg:height="1.905cm" svg:x="17.192cm" svg:y="3.857cm">
          <text:p text:style-name="P1">搜索</text:p>
          <draw:enhanced-geometry svg:viewBox="0 0 21600 21600" draw:type="rectangle" draw:enhanced-path="M 0 0 L 21600 0 21600 21600 0 21600 0 0 Z N"/>
        </draw:custom-shape>
        <draw:custom-shape draw:style-name="gr53" draw:text-style-name="P13" draw:layer="layout" svg:width="3.175cm" svg:height="1.905cm" svg:x="23.86cm" svg:y="3.857cm">
          <text:p text:style-name="P12"><text:span text:style-name="T4">删除</text:span></text:p>
          <draw:enhanced-geometry svg:viewBox="0 0 21600 21600" draw:type="rectangle" draw:enhanced-path="M 0 0 L 21600 0 21600 21600 0 21600 0 0 Z N"/>
        </draw:custom-shape>
        <draw:custom-shape draw:style-name="gr59" draw:text-style-name="P6" draw:layer="layout" svg:width="25.717cm" svg:height="2.54cm" svg:x="1.635cm" svg:y="34.655cm">
          <text:p text:style-name="P1">Size 10 &lt; 1,2,3...99&gt;</text:p>
          <draw:enhanced-geometry svg:viewBox="0 0 21600 21600" draw:type="rectangle" draw:enhanced-path="M 0 0 L 21600 0 21600 21600 0 21600 0 0 Z N"/>
        </draw:custom-shape>
        <draw:custom-shape draw:style-name="gr60" draw:text-style-name="P6" draw:layer="layout" svg:width="4.128cm" svg:height="1.905cm" svg:x="23.542cm" svg:y="38.465cm">
          <text:p text:style-name="P1">关闭</text:p>
          <draw:enhanced-geometry svg:viewBox="0 0 21600 21600" draw:type="rectangle" draw:enhanced-path="M 0 0 L 21600 0 21600 21600 0 21600 0 0 Z N"/>
        </draw:custom-shape>
        <draw:custom-shape draw:style-name="gr58" draw:text-style-name="P19" draw:layer="layout" svg:width="2.54cm" svg:height="1.905cm" svg:x="1.635cm" svg:y="3.857cm">
          <text:p text:style-name="P18"><text:span text:style-name="T3">移出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1.905cm" svg:height="1.905cm" svg:x="1.635cm" svg:y="16.55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0.635cm" svg:height="0.635cm" svg:x="2.27cm" svg:y="17.19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4.175cm" svg:y="16.557cm">
          <text:p text:style-name="P1">张三</text:p>
          <draw:enhanced-geometry svg:viewBox="0 0 21600 21600" draw:type="rectangle" draw:enhanced-path="M 0 0 L 21600 0 21600 21600 0 21600 0 0 Z N"/>
        </draw:custom-shape>
        <draw:custom-shape draw:style-name="gr50" draw:text-style-name="P6" draw:layer="layout" svg:width="7.303cm" svg:height="1.905cm" svg:x="19.732cm" svg:y="16.55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11.795cm" svg:y="16.557cm">
          <text:p text:style-name="P1">156*8848</text:p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.858cm" svg:height="1.27cm" svg:x="20.366cm" svg:y="16.875cm">
          <text:p text:style-name="P1">移出</text:p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.858cm" svg:height="1.27cm" svg:x="23.542cm" svg:y="16.875cm">
          <text:p text:style-name="P1">删除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1.905cm" svg:height="1.905cm" svg:x="1.635cm" svg:y="11.47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0.635cm" svg:height="0.635cm" svg:x="2.27cm" svg:y="12.11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4.175cm" svg:y="11.477cm">
          <text:p text:style-name="P1">张三</text:p>
          <draw:enhanced-geometry svg:viewBox="0 0 21600 21600" draw:type="rectangle" draw:enhanced-path="M 0 0 L 21600 0 21600 21600 0 21600 0 0 Z N"/>
        </draw:custom-shape>
        <draw:custom-shape draw:style-name="gr50" draw:text-style-name="P6" draw:layer="layout" svg:width="7.303cm" svg:height="1.905cm" svg:x="19.732cm" svg:y="11.47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11.795cm" svg:y="11.477cm">
          <text:p text:style-name="P1">156*8848</text:p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.858cm" svg:height="1.27cm" svg:x="20.366cm" svg:y="11.795cm">
          <text:p text:style-name="P1">移出</text:p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.858cm" svg:height="1.27cm" svg:x="23.542cm" svg:y="11.795cm">
          <text:p text:style-name="P1">删除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1.905cm" svg:height="1.905cm" svg:x="1.635cm" svg:y="22.27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0.635cm" svg:height="0.635cm" svg:x="2.27cm" svg:y="22.90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4.175cm" svg:y="22.272cm">
          <text:p text:style-name="P1">张三</text:p>
          <draw:enhanced-geometry svg:viewBox="0 0 21600 21600" draw:type="rectangle" draw:enhanced-path="M 0 0 L 21600 0 21600 21600 0 21600 0 0 Z N"/>
        </draw:custom-shape>
        <draw:custom-shape draw:style-name="gr50" draw:text-style-name="P6" draw:layer="layout" svg:width="7.303cm" svg:height="1.905cm" svg:x="19.732cm" svg:y="19.41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11.795cm" svg:y="22.272cm">
          <text:p text:style-name="P1">156*8848</text:p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.858cm" svg:height="1.27cm" svg:x="20.367cm" svg:y="19.732cm">
          <text:p text:style-name="P1">移出</text:p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.858cm" svg:height="1.27cm" svg:x="23.542cm" svg:y="19.732cm">
          <text:p text:style-name="P1">删除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1.905cm" svg:height="1.905cm" svg:x="1.635cm" svg:y="19.41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0.635cm" svg:height="0.635cm" svg:x="2.27cm" svg:y="20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6" draw:layer="layout" svg:width="6.985cm" svg:height="1.905cm" svg:x="4.175cm" svg:y="19.415cm">
          <text:p text:style-name="P1">张三</text:p>
          <draw:enhanced-geometry svg:viewBox="0 0 21600 21600" draw:type="rectangle" draw:enhanced-path="M 0 0 L 21600 0 21600 21600 0 21600 0 0 Z N"/>
        </draw:custom-shape>
        <draw:custom-shape draw:style-name="gr50" draw:text-style-name="P6" draw:layer="layout" svg:width="7.303cm" svg:height="1.905cm" svg:x="19.732cm" svg:y="22.27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11.795cm" svg:y="19.415cm">
          <text:p text:style-name="P1">156*8848</text:p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.858cm" svg:height="1.27cm" svg:x="20.367cm" svg:y="22.59cm">
          <text:p text:style-name="P1">移出</text:p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.858cm" svg:height="1.27cm" svg:x="23.542cm" svg:y="22.59cm">
          <text:p text:style-name="P1">删除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1.905cm" svg:height="1.905cm" svg:x="1.635cm" svg:y="14.01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0.635cm" svg:height="0.635cm" svg:x="2.27cm" svg:y="14.65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4.175cm" svg:y="14.017cm">
          <text:p text:style-name="P1">张三</text:p>
          <draw:enhanced-geometry svg:viewBox="0 0 21600 21600" draw:type="rectangle" draw:enhanced-path="M 0 0 L 21600 0 21600 21600 0 21600 0 0 Z N"/>
        </draw:custom-shape>
        <draw:custom-shape draw:style-name="gr50" draw:text-style-name="P6" draw:layer="layout" svg:width="7.303cm" svg:height="1.905cm" svg:x="19.732cm" svg:y="14.01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11.795cm" svg:y="14.017cm">
          <text:p text:style-name="P1">156*8848</text:p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.858cm" svg:height="1.27cm" svg:x="20.366cm" svg:y="14.335cm">
          <text:p text:style-name="P1">移出</text:p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.858cm" svg:height="1.27cm" svg:x="23.542cm" svg:y="14.335cm">
          <text:p text:style-name="P1">删除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1.905cm" svg:height="1.905cm" svg:x="1.635cm" svg:y="8.93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0.635cm" svg:height="0.635cm" svg:x="2.27cm" svg:y="9.57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4.175cm" svg:y="8.937cm">
          <text:p text:style-name="P1">张三</text:p>
          <draw:enhanced-geometry svg:viewBox="0 0 21600 21600" draw:type="rectangle" draw:enhanced-path="M 0 0 L 21600 0 21600 21600 0 21600 0 0 Z N"/>
        </draw:custom-shape>
        <draw:custom-shape draw:style-name="gr50" draw:text-style-name="P6" draw:layer="layout" svg:width="7.303cm" svg:height="1.905cm" svg:x="19.732cm" svg:y="8.93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11.795cm" svg:y="8.937cm">
          <text:p text:style-name="P1">156*8848</text:p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.858cm" svg:height="1.27cm" svg:x="20.366cm" svg:y="9.255cm">
          <text:p text:style-name="P1">移出</text:p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.858cm" svg:height="1.27cm" svg:x="23.542cm" svg:y="9.255cm">
          <text:p text:style-name="P1">删除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1.905cm" svg:height="1.905cm" svg:x="1.635cm" svg:y="25.1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0.635cm" svg:height="0.635cm" svg:x="2.27cm" svg:y="25.76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4.175cm" svg:y="25.13cm">
          <text:p text:style-name="P1">张三</text:p>
          <draw:enhanced-geometry svg:viewBox="0 0 21600 21600" draw:type="rectangle" draw:enhanced-path="M 0 0 L 21600 0 21600 21600 0 21600 0 0 Z N"/>
        </draw:custom-shape>
        <draw:custom-shape draw:style-name="gr50" draw:text-style-name="P6" draw:layer="layout" svg:width="7.303cm" svg:height="1.905cm" svg:x="19.732cm" svg:y="25.1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11.795cm" svg:y="25.13cm">
          <text:p text:style-name="P1">156*8848</text:p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.858cm" svg:height="1.27cm" svg:x="20.366cm" svg:y="25.448cm">
          <text:p text:style-name="P1">移出</text:p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.858cm" svg:height="1.27cm" svg:x="23.542cm" svg:y="25.448cm">
          <text:p text:style-name="P1">删除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1.905cm" svg:height="1.905cm" svg:x="1.635cm" svg:y="27.98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0.635cm" svg:height="0.635cm" svg:x="2.27cm" svg:y="28.62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4.175cm" svg:y="27.987cm">
          <text:p text:style-name="P1">张三</text:p>
          <draw:enhanced-geometry svg:viewBox="0 0 21600 21600" draw:type="rectangle" draw:enhanced-path="M 0 0 L 21600 0 21600 21600 0 21600 0 0 Z N"/>
        </draw:custom-shape>
        <draw:custom-shape draw:style-name="gr50" draw:text-style-name="P6" draw:layer="layout" svg:width="7.303cm" svg:height="1.905cm" svg:x="19.732cm" svg:y="27.98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11.795cm" svg:y="27.987cm">
          <text:p text:style-name="P1">156*8848</text:p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.858cm" svg:height="1.27cm" svg:x="20.366cm" svg:y="28.305cm">
          <text:p text:style-name="P1">移出</text:p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.858cm" svg:height="1.27cm" svg:x="23.542cm" svg:y="28.305cm">
          <text:p text:style-name="P1">删除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1.905cm" svg:height="1.905cm" svg:x="1.635cm" svg:y="30.84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0.635cm" svg:height="0.635cm" svg:x="2.27cm" svg:y="31.4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4.175cm" svg:y="30.845cm">
          <text:p text:style-name="P1">张三</text:p>
          <draw:enhanced-geometry svg:viewBox="0 0 21600 21600" draw:type="rectangle" draw:enhanced-path="M 0 0 L 21600 0 21600 21600 0 21600 0 0 Z N"/>
        </draw:custom-shape>
        <draw:custom-shape draw:style-name="gr50" draw:text-style-name="P6" draw:layer="layout" svg:width="7.303cm" svg:height="1.905cm" svg:x="19.732cm" svg:y="30.84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11.795cm" svg:y="30.845cm">
          <text:p text:style-name="P1">156*8848</text:p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.858cm" svg:height="1.27cm" svg:x="20.366cm" svg:y="31.163cm">
          <text:p text:style-name="P1">移出</text:p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.858cm" svg:height="1.27cm" svg:x="23.542cm" svg:y="31.163cm">
          <text:p text:style-name="P1">删除</text:p>
          <draw:enhanced-geometry svg:viewBox="0 0 21600 21600" draw:type="rectangle" draw:enhanced-path="M 0 0 L 21600 0 21600 21600 0 21600 0 0 Z N"/>
        </draw:custom-shape>
      </draw:page>
      <draw:page draw:name="回收站" draw:style-name="dp1" draw:master-page-name="Default">
        <draw:custom-shape draw:style-name="gr28" draw:text-style-name="P6" draw:layer="layout" svg:width="5.715cm" svg:height="1.587cm" svg:x="1.635cm" svg:y="1.635cm">
          <text:p text:style-name="P1">回收站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1.905cm" svg:height="1.905cm" svg:x="1.635cm" svg:y="6.39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0.635cm" svg:height="0.635cm" svg:x="2.27cm" svg:y="7.03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4.175cm" svg:y="6.397cm">
          <text:p text:style-name="P1">姓名</text:p>
          <draw:enhanced-geometry svg:viewBox="0 0 21600 21600" draw:type="rectangle" draw:enhanced-path="M 0 0 L 21600 0 21600 21600 0 21600 0 0 Z N"/>
        </draw:custom-shape>
        <draw:custom-shape draw:style-name="gr50" draw:text-style-name="P6" draw:layer="layout" svg:width="7.303cm" svg:height="1.905cm" svg:x="19.732cm" svg:y="6.397cm">
          <text:p text:style-name="P1">操作</text:p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11.795cm" svg:y="6.397cm">
          <text:p text:style-name="P1">电话</text:p>
          <draw:enhanced-geometry svg:viewBox="0 0 21600 21600" draw:type="rectangle" draw:enhanced-path="M 0 0 L 21600 0 21600 21600 0 21600 0 0 Z N"/>
        </draw:custom-shape>
        <draw:custom-shape draw:style-name="gr60" draw:text-style-name="P6" draw:layer="layout" svg:width="4.128cm" svg:height="1.905cm" svg:x="4.492cm" svg:y="3.857cm">
          <text:p text:style-name="P1">姓名/电话</text:p>
          <draw:enhanced-geometry svg:viewBox="0 0 21600 21600" draw:type="rectangle" draw:enhanced-path="M 0 0 L 21600 0 21600 21600 0 21600 0 0 Z N"/>
        </draw:custom-shape>
        <draw:custom-shape draw:style-name="gr62" draw:text-style-name="P6" draw:layer="layout" svg:width="7.938cm" svg:height="1.905cm" svg:x="8.937cm" svg:y="3.857cm">
          <text:p text:style-name="P1">输入关键字</text:p>
          <draw:enhanced-geometry svg:viewBox="0 0 21600 21600" draw:type="rectangle" draw:enhanced-path="M 0 0 L 21600 0 21600 21600 0 21600 0 0 Z N"/>
        </draw:custom-shape>
        <draw:custom-shape draw:style-name="gr52" draw:text-style-name="P6" draw:layer="layout" svg:width="3.175cm" svg:height="1.905cm" svg:x="17.192cm" svg:y="3.857cm">
          <text:p text:style-name="P1">搜索</text:p>
          <draw:enhanced-geometry svg:viewBox="0 0 21600 21600" draw:type="rectangle" draw:enhanced-path="M 0 0 L 21600 0 21600 21600 0 21600 0 0 Z N"/>
        </draw:custom-shape>
        <draw:custom-shape draw:style-name="gr53" draw:text-style-name="P13" draw:layer="layout" svg:width="3.175cm" svg:height="1.905cm" svg:x="23.86cm" svg:y="3.857cm">
          <text:p text:style-name="P12"><text:span text:style-name="T4">彻底删除</text:span></text:p>
          <draw:enhanced-geometry svg:viewBox="0 0 21600 21600" draw:type="rectangle" draw:enhanced-path="M 0 0 L 21600 0 21600 21600 0 21600 0 0 Z N"/>
        </draw:custom-shape>
        <draw:custom-shape draw:style-name="gr59" draw:text-style-name="P6" draw:layer="layout" svg:width="25.717cm" svg:height="2.54cm" svg:x="1.635cm" svg:y="34.655cm">
          <text:p text:style-name="P1">Size 10 &lt; 1,2,3...99&gt;</text:p>
          <draw:enhanced-geometry svg:viewBox="0 0 21600 21600" draw:type="rectangle" draw:enhanced-path="M 0 0 L 21600 0 21600 21600 0 21600 0 0 Z N"/>
        </draw:custom-shape>
        <draw:custom-shape draw:style-name="gr60" draw:text-style-name="P6" draw:layer="layout" svg:width="4.128cm" svg:height="1.905cm" svg:x="23.542cm" svg:y="38.465cm">
          <text:p text:style-name="P1">关闭</text:p>
          <draw:enhanced-geometry svg:viewBox="0 0 21600 21600" draw:type="rectangle" draw:enhanced-path="M 0 0 L 21600 0 21600 21600 0 21600 0 0 Z N"/>
        </draw:custom-shape>
        <draw:custom-shape draw:style-name="gr58" draw:text-style-name="P19" draw:layer="layout" svg:width="2.54cm" svg:height="1.905cm" svg:x="1.635cm" svg:y="3.857cm">
          <text:p text:style-name="P18"><text:span text:style-name="T3">恢复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1.905cm" svg:height="1.905cm" svg:x="1.635cm" svg:y="16.55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0.635cm" svg:height="0.635cm" svg:x="2.27cm" svg:y="17.19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4.175cm" svg:y="16.557cm">
          <text:p text:style-name="P1">张三</text:p>
          <draw:enhanced-geometry svg:viewBox="0 0 21600 21600" draw:type="rectangle" draw:enhanced-path="M 0 0 L 21600 0 21600 21600 0 21600 0 0 Z N"/>
        </draw:custom-shape>
        <draw:custom-shape draw:style-name="gr50" draw:text-style-name="P6" draw:layer="layout" svg:width="7.303cm" svg:height="1.905cm" svg:x="19.732cm" svg:y="16.55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11.795cm" svg:y="16.557cm">
          <text:p text:style-name="P1">156*8848</text:p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.858cm" svg:height="1.27cm" svg:x="20.366cm" svg:y="16.875cm">
          <text:p text:style-name="P1">恢复</text:p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.858cm" svg:height="1.27cm" svg:x="23.542cm" svg:y="16.875cm">
          <text:p text:style-name="P1">删除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1.905cm" svg:height="1.905cm" svg:x="1.635cm" svg:y="11.47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0.635cm" svg:height="0.635cm" svg:x="2.27cm" svg:y="12.11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4.175cm" svg:y="11.477cm">
          <text:p text:style-name="P1">张三</text:p>
          <draw:enhanced-geometry svg:viewBox="0 0 21600 21600" draw:type="rectangle" draw:enhanced-path="M 0 0 L 21600 0 21600 21600 0 21600 0 0 Z N"/>
        </draw:custom-shape>
        <draw:custom-shape draw:style-name="gr50" draw:text-style-name="P6" draw:layer="layout" svg:width="7.303cm" svg:height="1.905cm" svg:x="19.732cm" svg:y="11.47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11.795cm" svg:y="11.477cm">
          <text:p text:style-name="P1">156*8848</text:p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.858cm" svg:height="1.27cm" svg:x="20.366cm" svg:y="11.795cm">
          <text:p text:style-name="P1">恢复</text:p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.858cm" svg:height="1.27cm" svg:x="23.542cm" svg:y="11.795cm">
          <text:p text:style-name="P1">删除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1.905cm" svg:height="1.905cm" svg:x="1.635cm" svg:y="22.27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0.635cm" svg:height="0.635cm" svg:x="2.27cm" svg:y="22.90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4.175cm" svg:y="22.272cm">
          <text:p text:style-name="P1">张三</text:p>
          <draw:enhanced-geometry svg:viewBox="0 0 21600 21600" draw:type="rectangle" draw:enhanced-path="M 0 0 L 21600 0 21600 21600 0 21600 0 0 Z N"/>
        </draw:custom-shape>
        <draw:custom-shape draw:style-name="gr50" draw:text-style-name="P6" draw:layer="layout" svg:width="7.303cm" svg:height="1.905cm" svg:x="19.732cm" svg:y="19.41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11.795cm" svg:y="22.272cm">
          <text:p text:style-name="P1">156*8848</text:p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.858cm" svg:height="1.27cm" svg:x="20.367cm" svg:y="19.732cm">
          <text:p text:style-name="P1">恢复</text:p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.858cm" svg:height="1.27cm" svg:x="23.542cm" svg:y="19.732cm">
          <text:p text:style-name="P1">删除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1.905cm" svg:height="1.905cm" svg:x="1.635cm" svg:y="19.41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0.635cm" svg:height="0.635cm" svg:x="2.27cm" svg:y="20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6" draw:layer="layout" svg:width="6.985cm" svg:height="1.905cm" svg:x="4.175cm" svg:y="19.415cm">
          <text:p text:style-name="P1">张三</text:p>
          <draw:enhanced-geometry svg:viewBox="0 0 21600 21600" draw:type="rectangle" draw:enhanced-path="M 0 0 L 21600 0 21600 21600 0 21600 0 0 Z N"/>
        </draw:custom-shape>
        <draw:custom-shape draw:style-name="gr50" draw:text-style-name="P6" draw:layer="layout" svg:width="7.303cm" svg:height="1.905cm" svg:x="19.732cm" svg:y="22.27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11.795cm" svg:y="19.415cm">
          <text:p text:style-name="P1">156*8848</text:p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.858cm" svg:height="1.27cm" svg:x="20.367cm" svg:y="22.59cm">
          <text:p text:style-name="P1">恢复</text:p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.858cm" svg:height="1.27cm" svg:x="23.542cm" svg:y="22.59cm">
          <text:p text:style-name="P1">删除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1.905cm" svg:height="1.905cm" svg:x="1.635cm" svg:y="14.01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0.635cm" svg:height="0.635cm" svg:x="2.27cm" svg:y="14.65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4.175cm" svg:y="14.017cm">
          <text:p text:style-name="P1">张三</text:p>
          <draw:enhanced-geometry svg:viewBox="0 0 21600 21600" draw:type="rectangle" draw:enhanced-path="M 0 0 L 21600 0 21600 21600 0 21600 0 0 Z N"/>
        </draw:custom-shape>
        <draw:custom-shape draw:style-name="gr50" draw:text-style-name="P6" draw:layer="layout" svg:width="7.303cm" svg:height="1.905cm" svg:x="19.732cm" svg:y="14.01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11.795cm" svg:y="14.017cm">
          <text:p text:style-name="P1">156*8848</text:p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.858cm" svg:height="1.27cm" svg:x="20.366cm" svg:y="14.335cm">
          <text:p text:style-name="P1">恢复</text:p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.858cm" svg:height="1.27cm" svg:x="23.542cm" svg:y="14.335cm">
          <text:p text:style-name="P1">删除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1.905cm" svg:height="1.905cm" svg:x="1.635cm" svg:y="8.93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0.635cm" svg:height="0.635cm" svg:x="2.27cm" svg:y="9.57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4.175cm" svg:y="8.937cm">
          <text:p text:style-name="P1">张三</text:p>
          <draw:enhanced-geometry svg:viewBox="0 0 21600 21600" draw:type="rectangle" draw:enhanced-path="M 0 0 L 21600 0 21600 21600 0 21600 0 0 Z N"/>
        </draw:custom-shape>
        <draw:custom-shape draw:style-name="gr50" draw:text-style-name="P6" draw:layer="layout" svg:width="7.303cm" svg:height="1.905cm" svg:x="19.732cm" svg:y="8.93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11.795cm" svg:y="8.937cm">
          <text:p text:style-name="P1">156*8848</text:p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.858cm" svg:height="1.27cm" svg:x="20.366cm" svg:y="9.255cm">
          <text:p text:style-name="P1">恢复</text:p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.858cm" svg:height="1.27cm" svg:x="23.542cm" svg:y="9.255cm">
          <text:p text:style-name="P1">删除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1.905cm" svg:height="1.905cm" svg:x="1.635cm" svg:y="25.1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0.635cm" svg:height="0.635cm" svg:x="2.27cm" svg:y="25.76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4.175cm" svg:y="25.13cm">
          <text:p text:style-name="P1">张三</text:p>
          <draw:enhanced-geometry svg:viewBox="0 0 21600 21600" draw:type="rectangle" draw:enhanced-path="M 0 0 L 21600 0 21600 21600 0 21600 0 0 Z N"/>
        </draw:custom-shape>
        <draw:custom-shape draw:style-name="gr50" draw:text-style-name="P6" draw:layer="layout" svg:width="7.303cm" svg:height="1.905cm" svg:x="19.732cm" svg:y="25.1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11.795cm" svg:y="25.13cm">
          <text:p text:style-name="P1">156*8848</text:p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.858cm" svg:height="1.27cm" svg:x="20.366cm" svg:y="25.448cm">
          <text:p text:style-name="P1">恢复</text:p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.858cm" svg:height="1.27cm" svg:x="23.542cm" svg:y="25.448cm">
          <text:p text:style-name="P1">删除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1.905cm" svg:height="1.905cm" svg:x="1.635cm" svg:y="27.98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0.635cm" svg:height="0.635cm" svg:x="2.27cm" svg:y="28.62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4.175cm" svg:y="27.987cm">
          <text:p text:style-name="P1">张三</text:p>
          <draw:enhanced-geometry svg:viewBox="0 0 21600 21600" draw:type="rectangle" draw:enhanced-path="M 0 0 L 21600 0 21600 21600 0 21600 0 0 Z N"/>
        </draw:custom-shape>
        <draw:custom-shape draw:style-name="gr50" draw:text-style-name="P6" draw:layer="layout" svg:width="7.303cm" svg:height="1.905cm" svg:x="19.732cm" svg:y="27.98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11.795cm" svg:y="27.987cm">
          <text:p text:style-name="P1">156*8848</text:p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.858cm" svg:height="1.27cm" svg:x="20.366cm" svg:y="28.305cm">
          <text:p text:style-name="P1">恢复</text:p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.858cm" svg:height="1.27cm" svg:x="23.542cm" svg:y="28.305cm">
          <text:p text:style-name="P1">删除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1.905cm" svg:height="1.905cm" svg:x="1.635cm" svg:y="30.84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0.635cm" svg:height="0.635cm" svg:x="2.27cm" svg:y="31.4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4.175cm" svg:y="30.845cm">
          <text:p text:style-name="P1">张三</text:p>
          <draw:enhanced-geometry svg:viewBox="0 0 21600 21600" draw:type="rectangle" draw:enhanced-path="M 0 0 L 21600 0 21600 21600 0 21600 0 0 Z N"/>
        </draw:custom-shape>
        <draw:custom-shape draw:style-name="gr50" draw:text-style-name="P6" draw:layer="layout" svg:width="7.303cm" svg:height="1.905cm" svg:x="19.732cm" svg:y="30.84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985cm" svg:height="1.905cm" svg:x="11.795cm" svg:y="30.845cm">
          <text:p text:style-name="P1">156*8848</text:p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.858cm" svg:height="1.27cm" svg:x="20.366cm" svg:y="31.163cm">
          <text:p text:style-name="P1">恢复</text:p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2.858cm" svg:height="1.27cm" svg:x="23.542cm" svg:y="31.163cm">
          <text:p text:style-name="P1">删除</text:p>
          <draw:enhanced-geometry svg:viewBox="0 0 21600 21600" draw:type="rectangle" draw:enhanced-path="M 0 0 L 21600 0 21600 21600 0 21600 0 0 Z N"/>
        </draw:custom-shape>
      </draw:page>
      <draw:page draw:name="分享" draw:style-name="dp1" draw:master-page-name="Default">
        <draw:custom-shape draw:style-name="gr63" draw:text-style-name="P6" draw:layer="layout" svg:width="4.445cm" svg:height="1.587cm" svg:x="2.905cm" svg:y="2.587cm">
          <text:p text:style-name="P1">分享到</text:p>
          <draw:enhanced-geometry svg:viewBox="0 0 21600 21600" draw:type="rectangle" draw:enhanced-path="M 0 0 L 21600 0 21600 21600 0 21600 0 0 Z N"/>
        </draw:custom-shape>
        <draw:custom-shape draw:style-name="gr60" draw:text-style-name="P6" draw:layer="layout" svg:width="4.128cm" svg:height="1.905cm" svg:x="16.24cm" svg:y="22.272cm">
          <text:p text:style-name="P1">取消</text:p>
          <draw:enhanced-geometry svg:viewBox="0 0 21600 21600" draw:type="rectangle" draw:enhanced-path="M 0 0 L 21600 0 21600 21600 0 21600 0 0 Z N"/>
        </draw:custom-shape>
        <draw:custom-shape draw:style-name="gr63" draw:text-style-name="P6" xml:id="id1" draw:id="id1" draw:layer="layout" svg:width="4.445cm" svg:height="1.587cm" svg:x="7.985cm" svg:y="2.587cm">
          <text:p text:style-name="P1">联系人/分组</text:p>
          <draw:enhanced-geometry svg:viewBox="0 0 21600 21600" draw:type="rectangle" draw:enhanced-path="M 0 0 L 21600 0 21600 21600 0 21600 0 0 Z N"/>
        </draw:custom-shape>
        <draw:custom-shape draw:style-name="gr60" draw:text-style-name="P6" draw:layer="layout" svg:width="4.128cm" svg:height="1.905cm" svg:x="22.908cm" svg:y="22.272cm">
          <text:p text:style-name="P1">确认</text:p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4.128cm" svg:height="1.588cm" svg:x="22.907cm" svg:y="2.587cm">
          <text:p text:style-name="P1">复制链接</text:p>
          <draw:enhanced-geometry svg:viewBox="0 0 21600 21600" draw:type="rectangle" draw:enhanced-path="M 0 0 L 21600 0 21600 21600 0 21600 0 0 Z N"/>
        </draw:custom-shape>
        <draw:custom-shape draw:style-name="gr63" draw:text-style-name="P6" draw:layer="layout" svg:width="4.445cm" svg:height="1.587cm" svg:x="2.588cm" svg:y="5.445cm">
          <text:p text:style-name="P1">联系人</text:p>
          <draw:enhanced-geometry svg:viewBox="0 0 21600 21600" draw:type="rectangle" draw:enhanced-path="M 0 0 L 21600 0 21600 21600 0 21600 0 0 Z N"/>
        </draw:custom-shape>
        <draw:custom-shape draw:style-name="gr64" draw:text-style-name="P6" xml:id="id2" draw:id="id2" draw:layer="layout" svg:width="10.16cm" svg:height="1.587cm" svg:x="7.985cm" svg:y="5.445cm">
          <text:p text:style-name="P1">请选择联系人</text:p>
          <draw:enhanced-geometry svg:viewBox="0 0 21600 21600" draw:type="rectangle" draw:enhanced-path="M 0 0 L 21600 0 21600 21600 0 21600 0 0 Z N"/>
        </draw:custom-shape>
        <draw:custom-shape draw:style-name="gr65" draw:text-style-name="P6" draw:layer="layout" svg:width="10.16cm" svg:height="4.762cm" svg:x="7.985cm" svg:y="7.033cm">
          <text:p text:style-name="P1">---搜索（按名称）---</text:p>
          <text:p text:style-name="P1">张三</text:p>
          <text:p text:style-name="P1">李四</text:p>
          <text:p text:style-name="P1">...</text:p>
          <draw:enhanced-geometry svg:viewBox="0 0 21600 21600" draw:type="rectangle" draw:enhanced-path="M 0 0 L 21600 0 21600 21600 0 21600 0 0 Z N"/>
        </draw:custom-shape>
        <draw:line draw:style-name="gr66" draw:text-style-name="P9" draw:layer="layout" svg:x1="-0.269cm" svg:y1="9.255cm" svg:x2="7.033cm" svg:y2="9.255cm">
          <text:p/>
        </draw:line>
        <draw:frame draw:style-name="gr41" draw:text-style-name="P17" draw:layer="layout" svg:width="5.715cm" svg:height="1.27cm" svg:x="-5.667cm" svg:y="8.62cm">
          <draw:text-box>
            <text:p>必须是本系统用户</text:p>
          </draw:text-box>
        </draw:frame>
        <draw:custom-shape draw:style-name="gr63" draw:text-style-name="P6" draw:layer="layout" svg:width="4.445cm" svg:height="1.587cm" svg:x="2.271cm" svg:y="14.652cm">
          <text:p text:style-name="P1">分组</text:p>
          <draw:enhanced-geometry svg:viewBox="0 0 21600 21600" draw:type="rectangle" draw:enhanced-path="M 0 0 L 21600 0 21600 21600 0 21600 0 0 Z N"/>
        </draw:custom-shape>
        <draw:custom-shape draw:style-name="gr64" draw:text-style-name="P6" xml:id="id3" draw:id="id3" draw:layer="layout" svg:width="10.16cm" svg:height="1.587cm" svg:x="7.668cm" svg:y="14.652cm">
          <text:p text:style-name="P1">请选择分组</text:p>
          <draw:enhanced-geometry svg:viewBox="0 0 21600 21600" draw:type="rectangle" draw:enhanced-path="M 0 0 L 21600 0 21600 21600 0 21600 0 0 Z N"/>
        </draw:custom-shape>
        <draw:custom-shape draw:style-name="gr65" draw:text-style-name="P6" draw:layer="layout" svg:width="10.16cm" svg:height="4.762cm" svg:x="7.668cm" svg:y="16.24cm">
          <text:p text:style-name="P1">---搜索（按分组名）---</text:p>
          <text:p text:style-name="P1">深圳客户</text:p>
          <text:p text:style-name="P1">北京客户</text:p>
          <text:p text:style-name="P1">...</text:p>
          <draw:enhanced-geometry svg:viewBox="0 0 21600 21600" draw:type="rectangle" draw:enhanced-path="M 0 0 L 21600 0 21600 21600 0 21600 0 0 Z N"/>
        </draw:custom-shape>
        <draw:line draw:style-name="gr67" draw:text-style-name="P9" draw:layer="layout" svg:x1="30.845cm" svg:y1="3.539cm" svg:x2="27.352cm" svg:y2="3.539cm">
          <text:p/>
        </draw:line>
        <draw:frame draw:style-name="gr41" draw:text-style-name="P17" draw:layer="layout" svg:width="3.493cm" svg:height="1.27cm" svg:x="31.162cm" svg:y="2.904cm">
          <draw:text-box>
            <text:p>URL 分享</text:p>
          </draw:text-box>
        </draw:frame>
        <draw:connector draw:style-name="gr68" draw:text-style-name="P20" draw:layer="layout" svg:x1="12.43cm" svg:y1="3.38cm" svg:x2="18.145cm" svg:y2="6.238cm" draw:start-shape="id1" draw:start-glue-point="1" draw:end-shape="id2" draw:end-glue-point="1" svg:d="M12430 3380h6216v2858h-501" svg:viewBox="0 0 6217 2859">
          <text:p/>
        </draw:connector>
        <draw:connector draw:style-name="gr68" draw:text-style-name="P20" draw:layer="layout" draw:line-skew="2.356cm" svg:x1="12.43cm" svg:y1="3.38cm" svg:x2="17.828cm" svg:y2="15.445cm" draw:start-shape="id1" draw:start-glue-point="1" draw:end-shape="id3" draw:end-glue-point="1" svg:d="M12430 3380h8255v12065h-2857" svg:viewBox="0 0 8256 12066">
          <text:p/>
        </draw:connector>
        <draw:frame draw:style-name="gr69" draw:text-style-name="P17" draw:layer="layout" svg:width="3.175cm" svg:height="1.17cm" svg:x="19.415cm" svg:y="1.952cm">
          <draw:text-box>
            <text:p>切换</text:p>
          </draw:text-box>
        </draw:frame>
      </draw:page>
      <draw:page draw:name="日程管理" draw:style-name="dp1" draw:master-page-name="Default">
        <draw:custom-shape draw:style-name="gr70" draw:text-style-name="P21" draw:layer="layout" svg:width="2.54cm" svg:height="1.588cm" svg:x="1.952cm" svg:y="1.952cm">
          <text:p text:style-name="P1">新增</text:p>
          <draw:enhanced-geometry svg:viewBox="0 0 21600 21600" draw:type="rectangle" draw:enhanced-path="M 0 0 L 21600 0 21600 21600 0 21600 0 0 Z N"/>
        </draw:custom-shape>
        <draw:custom-shape draw:style-name="gr70" draw:text-style-name="P21" draw:layer="layout" svg:width="2.54cm" svg:height="1.588cm" svg:x="5.127cm" svg:y="1.952cm">
          <text:p text:style-name="P1">标题</text:p>
          <draw:enhanced-geometry svg:viewBox="0 0 21600 21600" draw:type="rectangle" draw:enhanced-path="M 0 0 L 21600 0 21600 21600 0 21600 0 0 Z N"/>
        </draw:custom-shape>
        <draw:custom-shape draw:style-name="gr71" draw:text-style-name="P21" draw:layer="layout" svg:width="5.715cm" svg:height="1.588cm" svg:x="8.302cm" svg:y="1.952cm">
          <text:p text:style-name="P1">请输入关键字</text:p>
          <draw:enhanced-geometry svg:viewBox="0 0 21600 21600" draw:type="rectangle" draw:enhanced-path="M 0 0 L 21600 0 21600 21600 0 21600 0 0 Z N"/>
        </draw:custom-shape>
        <draw:custom-shape draw:style-name="gr70" draw:text-style-name="P21" draw:layer="layout" svg:width="2.54cm" svg:height="1.588cm" svg:x="22.272cm" svg:y="1.952cm">
          <text:p text:style-name="P1">搜索</text:p>
          <draw:enhanced-geometry svg:viewBox="0 0 21600 21600" draw:type="rectangle" draw:enhanced-path="M 0 0 L 21600 0 21600 21600 0 21600 0 0 Z N"/>
        </draw:custom-shape>
        <draw:custom-shape draw:style-name="gr72" draw:text-style-name="P23" draw:layer="layout" svg:width="2.54cm" svg:height="1.588cm" svg:x="48.307cm" svg:y="2.269cm">
          <text:p text:style-name="P22"><text:span text:style-name="T6">删除</text:span></text:p>
          <draw:enhanced-geometry svg:viewBox="0 0 21600 21600" draw:type="rectangle" draw:enhanced-path="M 0 0 L 21600 0 21600 21600 0 21600 0 0 Z N"/>
        </draw:custom-shape>
        <draw:custom-shape draw:style-name="gr73" draw:text-style-name="P21" draw:layer="layout" svg:width="2.54cm" svg:height="4.127cm" svg:x="5.127cm" svg:y="3.54cm">
          <text:p text:style-name="P1">备注</text:p>
          <text:p text:style-name="P1">分组</text:p>
          <text:p text:style-name="P1">重复</text:p>
          <text:p text:style-name="P1">……</text:p>
          <draw:enhanced-geometry svg:viewBox="0 0 21600 21600" draw:type="rectangle" draw:enhanced-path="M 0 0 L 21600 0 21600 21600 0 21600 0 0 Z N"/>
        </draw:custom-shape>
        <draw:custom-shape draw:style-name="gr74" draw:text-style-name="P21" draw:layer="layout" svg:width="1.905cm" svg:height="1.905cm" svg:x="1.952cm" svg:y="8.62cm">
          <text:p text:style-name="P1"/>
          <draw:enhanced-geometry svg:viewBox="0 0 21600 21600" draw:type="rectangle" draw:enhanced-path="M 0 0 L 21600 0 21600 21600 0 21600 0 0 Z N"/>
        </draw:custom-shape>
        <draw:custom-shape draw:style-name="gr75" draw:text-style-name="P21" draw:layer="layout" svg:width="6.985cm" svg:height="1.588cm" svg:x="14.652cm" svg:y="1.952cm">
          <text:p text:style-name="P1">日期</text:p>
          <draw:enhanced-geometry svg:viewBox="0 0 21600 21600" draw:type="rectangle" draw:enhanced-path="M 0 0 L 21600 0 21600 21600 0 21600 0 0 Z N"/>
        </draw:custom-shape>
        <draw:custom-shape draw:style-name="gr76" draw:text-style-name="P24" draw:layer="layout" svg:width="0.635cm" svg:height="0.635cm" svg:x="2.587cm" svg:y="9.25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1" draw:layer="layout" svg:width="6.033cm" svg:height="1.905cm" svg:x="4.492cm" svg:y="8.62cm">
          <text:p text:style-name="P1">标题</text:p>
          <draw:enhanced-geometry svg:viewBox="0 0 21600 21600" draw:type="rectangle" draw:enhanced-path="M 0 0 L 21600 0 21600 21600 0 21600 0 0 Z N"/>
        </draw:custom-shape>
        <draw:custom-shape draw:style-name="gr78" draw:text-style-name="P21" draw:layer="layout" svg:width="6.985cm" svg:height="1.905cm" svg:x="11.16cm" svg:y="8.62cm">
          <text:p text:style-name="P1">备注</text:p>
          <draw:enhanced-geometry svg:viewBox="0 0 21600 21600" draw:type="rectangle" draw:enhanced-path="M 0 0 L 21600 0 21600 21600 0 21600 0 0 Z N"/>
        </draw:custom-shape>
        <draw:custom-shape draw:style-name="gr79" draw:text-style-name="P21" draw:layer="layout" svg:width="5.715cm" svg:height="1.905cm" svg:x="25.447cm" svg:y="8.62cm">
          <text:p text:style-name="P1">是否重复</text:p>
          <draw:enhanced-geometry svg:viewBox="0 0 21600 21600" draw:type="rectangle" draw:enhanced-path="M 0 0 L 21600 0 21600 21600 0 21600 0 0 Z N"/>
        </draw:custom-shape>
        <draw:custom-shape draw:style-name="gr80" draw:text-style-name="P21" draw:layer="layout" svg:width="6.35cm" svg:height="1.905cm" svg:x="31.797cm" svg:y="8.62cm">
          <text:p text:style-name="P1">下次提醒时间</text:p>
          <draw:enhanced-geometry svg:viewBox="0 0 21600 21600" draw:type="rectangle" draw:enhanced-path="M 0 0 L 21600 0 21600 21600 0 21600 0 0 Z N"/>
        </draw:custom-shape>
        <draw:custom-shape draw:style-name="gr81" draw:text-style-name="P21" draw:layer="layout" svg:width="8.255cm" svg:height="1.905cm" svg:x="42.592cm" svg:y="8.62cm">
          <text:p text:style-name="P1">操作</text:p>
          <draw:enhanced-geometry svg:viewBox="0 0 21600 21600" draw:type="rectangle" draw:enhanced-path="M 0 0 L 21600 0 21600 21600 0 21600 0 0 Z N"/>
        </draw:custom-shape>
        <draw:custom-shape draw:style-name="gr74" draw:text-style-name="P21" draw:layer="layout" svg:width="1.905cm" svg:height="1.905cm" svg:x="1.952cm" svg:y="11.16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4" draw:layer="layout" svg:width="0.635cm" svg:height="0.635cm" svg:x="2.587cm" svg:y="11.79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1" draw:layer="layout" svg:width="6.033cm" svg:height="1.905cm" svg:x="4.492cm" svg:y="11.16cm">
          <text:p text:style-name="P1">早饭</text:p>
          <draw:enhanced-geometry svg:viewBox="0 0 21600 21600" draw:type="rectangle" draw:enhanced-path="M 0 0 L 21600 0 21600 21600 0 21600 0 0 Z N"/>
        </draw:custom-shape>
        <draw:custom-shape draw:style-name="gr78" draw:text-style-name="P21" draw:layer="layout" svg:width="6.985cm" svg:height="1.905cm" svg:x="11.16cm" svg:y="11.16cm">
          <text:p text:style-name="P1">人是铁饭是刚</text:p>
          <draw:enhanced-geometry svg:viewBox="0 0 21600 21600" draw:type="rectangle" draw:enhanced-path="M 0 0 L 21600 0 21600 21600 0 21600 0 0 Z N"/>
        </draw:custom-shape>
        <draw:custom-shape draw:style-name="gr79" draw:text-style-name="P21" draw:layer="layout" svg:width="5.715cm" svg:height="1.905cm" svg:x="25.447cm" svg:y="11.16cm">
          <text:p text:style-name="P1">是</text:p>
          <draw:enhanced-geometry svg:viewBox="0 0 21600 21600" draw:type="rectangle" draw:enhanced-path="M 0 0 L 21600 0 21600 21600 0 21600 0 0 Z N"/>
        </draw:custom-shape>
        <draw:custom-shape draw:style-name="gr80" draw:text-style-name="P21" draw:layer="layout" svg:width="6.35cm" svg:height="1.905cm" svg:x="31.797cm" svg:y="11.16cm">
          <text:p text:style-name="P1">2023.1.12 9:00</text:p>
          <draw:enhanced-geometry svg:viewBox="0 0 21600 21600" draw:type="rectangle" draw:enhanced-path="M 0 0 L 21600 0 21600 21600 0 21600 0 0 Z N"/>
        </draw:custom-shape>
        <draw:custom-shape draw:style-name="gr81" draw:text-style-name="P21" draw:layer="layout" svg:width="8.255cm" svg:height="1.905cm" svg:x="42.592cm" svg:y="11.16cm">
          <text:p text:style-name="P1"/>
          <draw:enhanced-geometry svg:viewBox="0 0 21600 21600" draw:type="rectangle" draw:enhanced-path="M 0 0 L 21600 0 21600 21600 0 21600 0 0 Z N"/>
        </draw:custom-shape>
        <draw:custom-shape draw:style-name="gr82" draw:text-style-name="P21" draw:layer="layout" svg:width="2.222cm" svg:height="1.27cm" svg:x="45.594cm" svg:y="11.477cm">
          <text:p text:style-name="P1">编辑</text:p>
          <draw:enhanced-geometry svg:viewBox="0 0 21600 21600" draw:type="rectangle" draw:enhanced-path="M 0 0 L 21600 0 21600 21600 0 21600 0 0 Z N"/>
        </draw:custom-shape>
        <draw:custom-shape draw:style-name="gr82" draw:text-style-name="P21" draw:layer="layout" svg:width="2.222cm" svg:height="1.27cm" svg:x="48.307cm" svg:y="11.477cm">
          <text:p text:style-name="P1">删除</text:p>
          <draw:enhanced-geometry svg:viewBox="0 0 21600 21600" draw:type="rectangle" draw:enhanced-path="M 0 0 L 21600 0 21600 21600 0 21600 0 0 Z N"/>
        </draw:custom-shape>
        <draw:custom-shape draw:style-name="gr83" draw:text-style-name="P21" draw:layer="layout" svg:width="3.175cm" svg:height="1.905cm" svg:x="38.782cm" svg:y="8.62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83" draw:text-style-name="P21" draw:layer="layout" svg:width="3.175cm" svg:height="1.905cm" svg:x="38.782cm" svg:y="11.16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84" draw:text-style-name="P21" draw:layer="layout" svg:width="6.032cm" svg:height="1.905cm" svg:x="18.78cm" svg:y="8.62cm">
          <text:p text:style-name="P1">分组</text:p>
          <draw:enhanced-geometry svg:viewBox="0 0 21600 21600" draw:type="rectangle" draw:enhanced-path="M 0 0 L 21600 0 21600 21600 0 21600 0 0 Z N"/>
        </draw:custom-shape>
        <draw:custom-shape draw:style-name="gr84" draw:text-style-name="P21" draw:layer="layout" svg:width="6.032cm" svg:height="1.905cm" svg:x="18.78cm" svg:y="11.16cm">
          <text:p text:style-name="P1">日常</text:p>
          <draw:enhanced-geometry svg:viewBox="0 0 21600 21600" draw:type="rectangle" draw:enhanced-path="M 0 0 L 21600 0 21600 21600 0 21600 0 0 Z N"/>
        </draw:custom-shape>
        <draw:custom-shape draw:style-name="gr74" draw:text-style-name="P21" draw:layer="layout" svg:width="1.905cm" svg:height="1.905cm" svg:x="1.952cm" svg:y="13.7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4" draw:layer="layout" svg:width="0.635cm" svg:height="0.635cm" svg:x="2.587cm" svg:y="14.33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1" draw:layer="layout" svg:width="6.033cm" svg:height="1.905cm" svg:x="4.492cm" svg:y="13.7cm">
          <text:p text:style-name="P1">开会</text:p>
          <draw:enhanced-geometry svg:viewBox="0 0 21600 21600" draw:type="rectangle" draw:enhanced-path="M 0 0 L 21600 0 21600 21600 0 21600 0 0 Z N"/>
        </draw:custom-shape>
        <draw:custom-shape draw:style-name="gr78" draw:text-style-name="P21" draw:layer="layout" svg:width="6.985cm" svg:height="1.905cm" svg:x="11.16cm" svg:y="13.7cm">
          <text:p text:style-name="P1">……</text:p>
          <draw:enhanced-geometry svg:viewBox="0 0 21600 21600" draw:type="rectangle" draw:enhanced-path="M 0 0 L 21600 0 21600 21600 0 21600 0 0 Z N"/>
        </draw:custom-shape>
        <draw:custom-shape draw:style-name="gr79" draw:text-style-name="P21" draw:layer="layout" svg:width="5.715cm" svg:height="1.905cm" svg:x="25.447cm" svg:y="13.7cm">
          <text:p text:style-name="P1">否</text:p>
          <draw:enhanced-geometry svg:viewBox="0 0 21600 21600" draw:type="rectangle" draw:enhanced-path="M 0 0 L 21600 0 21600 21600 0 21600 0 0 Z N"/>
        </draw:custom-shape>
        <draw:custom-shape draw:style-name="gr80" draw:text-style-name="P21" draw:layer="layout" svg:width="6.35cm" svg:height="1.905cm" svg:x="31.797cm" svg:y="13.7cm">
          <text:p text:style-name="P1">2023.1.12 9:00</text:p>
          <draw:enhanced-geometry svg:viewBox="0 0 21600 21600" draw:type="rectangle" draw:enhanced-path="M 0 0 L 21600 0 21600 21600 0 21600 0 0 Z N"/>
        </draw:custom-shape>
        <draw:custom-shape draw:style-name="gr83" draw:text-style-name="P21" draw:layer="layout" svg:width="3.175cm" svg:height="1.905cm" svg:x="38.782cm" svg:y="13.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84" draw:text-style-name="P21" draw:layer="layout" svg:width="6.032cm" svg:height="1.905cm" svg:x="18.78cm" svg:y="13.7cm">
          <text:p text:style-name="P1">未分组</text:p>
          <draw:enhanced-geometry svg:viewBox="0 0 21600 21600" draw:type="rectangle" draw:enhanced-path="M 0 0 L 21600 0 21600 21600 0 21600 0 0 Z N"/>
        </draw:custom-shape>
        <draw:custom-shape draw:style-name="gr74" draw:text-style-name="P21" draw:layer="layout" svg:width="1.905cm" svg:height="1.905cm" svg:x="1.952cm" svg:y="16.24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4" draw:layer="layout" svg:width="0.635cm" svg:height="0.635cm" svg:x="2.587cm" svg:y="16.87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1" draw:layer="layout" svg:width="6.033cm" svg:height="1.905cm" svg:x="4.492cm" svg:y="16.24cm">
          <text:p text:style-name="P1">客户张三生日</text:p>
          <draw:enhanced-geometry svg:viewBox="0 0 21600 21600" draw:type="rectangle" draw:enhanced-path="M 0 0 L 21600 0 21600 21600 0 21600 0 0 Z N"/>
        </draw:custom-shape>
        <draw:custom-shape draw:style-name="gr78" draw:text-style-name="P21" draw:layer="layout" svg:width="6.985cm" svg:height="1.905cm" svg:x="11.16cm" svg:y="16.24cm">
          <text:p text:style-name="P1">记得电话问候</text:p>
          <draw:enhanced-geometry svg:viewBox="0 0 21600 21600" draw:type="rectangle" draw:enhanced-path="M 0 0 L 21600 0 21600 21600 0 21600 0 0 Z N"/>
        </draw:custom-shape>
        <draw:custom-shape draw:style-name="gr79" draw:text-style-name="P21" draw:layer="layout" svg:width="5.715cm" svg:height="1.905cm" svg:x="25.447cm" svg:y="16.24cm">
          <text:p text:style-name="P1">是</text:p>
          <draw:enhanced-geometry svg:viewBox="0 0 21600 21600" draw:type="rectangle" draw:enhanced-path="M 0 0 L 21600 0 21600 21600 0 21600 0 0 Z N"/>
        </draw:custom-shape>
        <draw:custom-shape draw:style-name="gr80" draw:text-style-name="P21" draw:layer="layout" svg:width="6.35cm" svg:height="1.905cm" svg:x="31.797cm" svg:y="16.24cm">
          <text:p text:style-name="P1">2023.1.12 9:00</text:p>
          <draw:enhanced-geometry svg:viewBox="0 0 21600 21600" draw:type="rectangle" draw:enhanced-path="M 0 0 L 21600 0 21600 21600 0 21600 0 0 Z N"/>
        </draw:custom-shape>
        <draw:custom-shape draw:style-name="gr83" draw:text-style-name="P21" draw:layer="layout" svg:width="3.175cm" svg:height="1.905cm" svg:x="38.782cm" svg:y="16.24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84" draw:text-style-name="P21" draw:layer="layout" svg:width="6.032cm" svg:height="1.905cm" svg:x="18.78cm" svg:y="16.24cm">
          <text:p text:style-name="P1">生日</text:p>
          <draw:enhanced-geometry svg:viewBox="0 0 21600 21600" draw:type="rectangle" draw:enhanced-path="M 0 0 L 21600 0 21600 21600 0 21600 0 0 Z N"/>
        </draw:custom-shape>
        <draw:custom-shape draw:style-name="gr74" draw:text-style-name="P21" draw:layer="layout" svg:width="1.905cm" svg:height="1.905cm" svg:x="1.952cm" svg:y="18.78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4" draw:layer="layout" svg:width="0.635cm" svg:height="0.635cm" svg:x="2.587cm" svg:y="19.41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1" draw:layer="layout" svg:width="6.033cm" svg:height="1.905cm" svg:x="4.492cm" svg:y="18.78cm">
          <text:p text:style-name="P1">春节</text:p>
          <draw:enhanced-geometry svg:viewBox="0 0 21600 21600" draw:type="rectangle" draw:enhanced-path="M 0 0 L 21600 0 21600 21600 0 21600 0 0 Z N"/>
        </draw:custom-shape>
        <draw:custom-shape draw:style-name="gr78" draw:text-style-name="P21" draw:layer="layout" svg:width="6.985cm" svg:height="1.905cm" svg:x="11.16cm" svg:y="18.78cm">
          <text:p text:style-name="P1">……</text:p>
          <draw:enhanced-geometry svg:viewBox="0 0 21600 21600" draw:type="rectangle" draw:enhanced-path="M 0 0 L 21600 0 21600 21600 0 21600 0 0 Z N"/>
        </draw:custom-shape>
        <draw:custom-shape draw:style-name="gr79" draw:text-style-name="P21" draw:layer="layout" svg:width="5.715cm" svg:height="1.905cm" svg:x="25.447cm" svg:y="18.78cm">
          <text:p text:style-name="P25">是</text:p>
          <draw:enhanced-geometry svg:viewBox="0 0 21600 21600" draw:type="rectangle" draw:enhanced-path="M 0 0 L 21600 0 21600 21600 0 21600 0 0 Z N"/>
        </draw:custom-shape>
        <draw:custom-shape draw:style-name="gr80" draw:text-style-name="P21" draw:layer="layout" svg:width="6.35cm" svg:height="1.905cm" svg:x="31.797cm" svg:y="18.78cm">
          <text:p text:style-name="P25">2024.1.21</text:p>
          <draw:enhanced-geometry svg:viewBox="0 0 21600 21600" draw:type="rectangle" draw:enhanced-path="M 0 0 L 21600 0 21600 21600 0 21600 0 0 Z N"/>
        </draw:custom-shape>
        <draw:custom-shape draw:style-name="gr83" draw:text-style-name="P21" draw:layer="layout" svg:width="3.175cm" svg:height="1.905cm" svg:x="38.782cm" svg:y="18.78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84" draw:text-style-name="P21" draw:layer="layout" svg:width="6.032cm" svg:height="1.905cm" svg:x="18.78cm" svg:y="18.78cm">
          <text:p text:style-name="P25">节日</text:p>
          <draw:enhanced-geometry svg:viewBox="0 0 21600 21600" draw:type="rectangle" draw:enhanced-path="M 0 0 L 21600 0 21600 21600 0 21600 0 0 Z N"/>
        </draw:custom-shape>
        <draw:custom-shape draw:style-name="gr70" draw:text-style-name="P21" draw:layer="layout" svg:width="2.54cm" svg:height="1.588cm" svg:x="25.765cm" svg:y="1.952cm">
          <text:p text:style-name="P1">分组</text:p>
          <draw:enhanced-geometry svg:viewBox="0 0 21600 21600" draw:type="rectangle" draw:enhanced-path="M 0 0 L 21600 0 21600 21600 0 21600 0 0 Z N"/>
        </draw:custom-shape>
        <draw:custom-shape draw:style-name="gr74" draw:text-style-name="P21" draw:layer="layout" svg:width="1.905cm" svg:height="1.905cm" svg:x="1.952cm" svg:y="21.3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4" draw:layer="layout" svg:width="0.635cm" svg:height="0.635cm" svg:x="2.587cm" svg:y="21.95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1" draw:layer="layout" svg:width="6.033cm" svg:height="1.905cm" svg:x="4.492cm" svg:y="21.32cm">
          <text:p text:style-name="P1">……</text:p>
          <draw:enhanced-geometry svg:viewBox="0 0 21600 21600" draw:type="rectangle" draw:enhanced-path="M 0 0 L 21600 0 21600 21600 0 21600 0 0 Z N"/>
        </draw:custom-shape>
        <draw:custom-shape draw:style-name="gr78" draw:text-style-name="P21" draw:layer="layout" svg:width="6.985cm" svg:height="1.905cm" svg:x="11.16cm" svg:y="21.32cm">
          <text:p text:style-name="P1">……</text:p>
          <draw:enhanced-geometry svg:viewBox="0 0 21600 21600" draw:type="rectangle" draw:enhanced-path="M 0 0 L 21600 0 21600 21600 0 21600 0 0 Z N"/>
        </draw:custom-shape>
        <draw:custom-shape draw:style-name="gr85" draw:text-style-name="P26" draw:layer="layout" svg:width="5.715cm" svg:height="1.905cm" svg:x="25.447cm" svg:y="21.32cm">
          <text:p text:style-name="P25">……</text:p>
          <draw:enhanced-geometry svg:viewBox="0 0 21600 21600" draw:type="rectangle" draw:enhanced-path="M 0 0 L 21600 0 21600 21600 0 21600 0 0 Z N"/>
        </draw:custom-shape>
        <draw:custom-shape draw:style-name="gr86" draw:text-style-name="P26" draw:layer="layout" svg:width="6.35cm" svg:height="1.905cm" svg:x="31.797cm" svg:y="21.32cm">
          <text:p text:style-name="P25">……</text:p>
          <draw:enhanced-geometry svg:viewBox="0 0 21600 21600" draw:type="rectangle" draw:enhanced-path="M 0 0 L 21600 0 21600 21600 0 21600 0 0 Z N"/>
        </draw:custom-shape>
        <draw:custom-shape draw:style-name="gr83" draw:text-style-name="P21" draw:layer="layout" svg:width="3.175cm" svg:height="1.905cm" svg:x="38.782cm" svg:y="21.32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87" draw:text-style-name="P26" draw:layer="layout" svg:width="6.032cm" svg:height="1.905cm" svg:x="18.78cm" svg:y="21.32cm">
          <text:p text:style-name="P25">……</text:p>
          <draw:enhanced-geometry svg:viewBox="0 0 21600 21600" draw:type="rectangle" draw:enhanced-path="M 0 0 L 21600 0 21600 21600 0 21600 0 0 Z N"/>
        </draw:custom-shape>
        <draw:custom-shape draw:style-name="gr74" draw:text-style-name="P21" draw:layer="layout" svg:width="1.905cm" svg:height="1.905cm" svg:x="1.952cm" svg:y="23.86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4" draw:layer="layout" svg:width="0.635cm" svg:height="0.635cm" svg:x="2.587cm" svg:y="24.49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1" draw:layer="layout" svg:width="6.033cm" svg:height="1.905cm" svg:x="4.492cm" svg:y="23.86cm">
          <text:p text:style-name="P1">……</text:p>
          <draw:enhanced-geometry svg:viewBox="0 0 21600 21600" draw:type="rectangle" draw:enhanced-path="M 0 0 L 21600 0 21600 21600 0 21600 0 0 Z N"/>
        </draw:custom-shape>
        <draw:custom-shape draw:style-name="gr78" draw:text-style-name="P21" draw:layer="layout" svg:width="6.985cm" svg:height="1.905cm" svg:x="11.16cm" svg:y="23.86cm">
          <text:p text:style-name="P1">……</text:p>
          <draw:enhanced-geometry svg:viewBox="0 0 21600 21600" draw:type="rectangle" draw:enhanced-path="M 0 0 L 21600 0 21600 21600 0 21600 0 0 Z N"/>
        </draw:custom-shape>
        <draw:custom-shape draw:style-name="gr88" draw:text-style-name="P26" draw:layer="layout" svg:width="5.715cm" svg:height="1.905cm" svg:x="25.447cm" svg:y="23.86cm">
          <text:p text:style-name="P25">……</text:p>
          <draw:enhanced-geometry svg:viewBox="0 0 21600 21600" draw:type="rectangle" draw:enhanced-path="M 0 0 L 21600 0 21600 21600 0 21600 0 0 Z N"/>
        </draw:custom-shape>
        <draw:custom-shape draw:style-name="gr89" draw:text-style-name="P26" draw:layer="layout" svg:width="6.35cm" svg:height="1.905cm" svg:x="31.797cm" svg:y="23.86cm">
          <text:p text:style-name="P25">……</text:p>
          <draw:enhanced-geometry svg:viewBox="0 0 21600 21600" draw:type="rectangle" draw:enhanced-path="M 0 0 L 21600 0 21600 21600 0 21600 0 0 Z N"/>
        </draw:custom-shape>
        <draw:custom-shape draw:style-name="gr83" draw:text-style-name="P21" draw:layer="layout" svg:width="3.175cm" svg:height="1.905cm" svg:x="38.782cm" svg:y="23.86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90" draw:text-style-name="P26" draw:layer="layout" svg:width="6.032cm" svg:height="1.905cm" svg:x="18.78cm" svg:y="23.86cm">
          <text:p text:style-name="P25">……</text:p>
          <draw:enhanced-geometry svg:viewBox="0 0 21600 21600" draw:type="rectangle" draw:enhanced-path="M 0 0 L 21600 0 21600 21600 0 21600 0 0 Z N"/>
        </draw:custom-shape>
        <draw:custom-shape draw:style-name="gr91" draw:text-style-name="P2" draw:layer="layout" svg:width="48.895cm" svg:height="2.555cm" svg:x="1.952cm" svg:y="26.4cm">
          <text:p text:style-name="P1">Size 10 &lt; 1,2,3...99&gt;</text:p>
          <draw:enhanced-geometry svg:viewBox="0 0 21600 21600" draw:type="rectangle" draw:enhanced-path="M 0 0 L 21600 0 21600 21600 0 21600 0 0 Z N"/>
        </draw:custom-shape>
        <draw:line draw:style-name="gr92" draw:text-style-name="P9" draw:layer="layout" svg:x1="26.717cm" svg:y1="-1.54cm" svg:x2="26.717cm" svg:y2="1.635cm">
          <text:p/>
        </draw:line>
        <draw:frame draw:style-name="gr41" draw:text-style-name="P17" draw:layer="layout" svg:width="5.08cm" svg:height="1.27cm" svg:x="24.177cm" svg:y="-3.127cm">
          <draw:text-box>
            <text:p>参考联系人分组</text:p>
          </draw:text-box>
        </draw:frame>
        <draw:custom-shape draw:style-name="gr82" draw:text-style-name="P21" draw:layer="layout" svg:width="2.222cm" svg:height="1.27cm" svg:x="42.91cm" svg:y="11.477cm">
          <text:p text:style-name="P1">查看</text:p>
          <draw:enhanced-geometry svg:viewBox="0 0 21600 21600" draw:type="rectangle" draw:enhanced-path="M 0 0 L 21600 0 21600 21600 0 21600 0 0 Z N"/>
        </draw:custom-shape>
        <draw:custom-shape draw:style-name="gr81" draw:text-style-name="P21" draw:layer="layout" svg:width="8.255cm" svg:height="1.905cm" svg:x="42.592cm" svg:y="13.7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1" draw:layer="layout" svg:width="2.222cm" svg:height="1.27cm" svg:x="45.594cm" svg:y="14.017cm">
          <text:p text:style-name="P1">编辑</text:p>
          <draw:enhanced-geometry svg:viewBox="0 0 21600 21600" draw:type="rectangle" draw:enhanced-path="M 0 0 L 21600 0 21600 21600 0 21600 0 0 Z N"/>
        </draw:custom-shape>
        <draw:custom-shape draw:style-name="gr82" draw:text-style-name="P21" draw:layer="layout" svg:width="2.222cm" svg:height="1.27cm" svg:x="48.307cm" svg:y="14.017cm">
          <text:p text:style-name="P1">删除</text:p>
          <draw:enhanced-geometry svg:viewBox="0 0 21600 21600" draw:type="rectangle" draw:enhanced-path="M 0 0 L 21600 0 21600 21600 0 21600 0 0 Z N"/>
        </draw:custom-shape>
        <draw:custom-shape draw:style-name="gr82" draw:text-style-name="P21" draw:layer="layout" svg:width="2.222cm" svg:height="1.27cm" svg:x="42.91cm" svg:y="14.017cm">
          <text:p text:style-name="P1">查看</text:p>
          <draw:enhanced-geometry svg:viewBox="0 0 21600 21600" draw:type="rectangle" draw:enhanced-path="M 0 0 L 21600 0 21600 21600 0 21600 0 0 Z N"/>
        </draw:custom-shape>
        <draw:custom-shape draw:style-name="gr81" draw:text-style-name="P21" draw:layer="layout" svg:width="8.255cm" svg:height="1.905cm" svg:x="42.592cm" svg:y="16.24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1" draw:layer="layout" svg:width="2.222cm" svg:height="1.27cm" svg:x="45.594cm" svg:y="16.557cm">
          <text:p text:style-name="P1">编辑</text:p>
          <draw:enhanced-geometry svg:viewBox="0 0 21600 21600" draw:type="rectangle" draw:enhanced-path="M 0 0 L 21600 0 21600 21600 0 21600 0 0 Z N"/>
        </draw:custom-shape>
        <draw:custom-shape draw:style-name="gr82" draw:text-style-name="P21" draw:layer="layout" svg:width="2.222cm" svg:height="1.27cm" svg:x="48.307cm" svg:y="16.557cm">
          <text:p text:style-name="P1">删除</text:p>
          <draw:enhanced-geometry svg:viewBox="0 0 21600 21600" draw:type="rectangle" draw:enhanced-path="M 0 0 L 21600 0 21600 21600 0 21600 0 0 Z N"/>
        </draw:custom-shape>
        <draw:custom-shape draw:style-name="gr82" draw:text-style-name="P21" draw:layer="layout" svg:width="2.222cm" svg:height="1.27cm" svg:x="42.91cm" svg:y="16.557cm">
          <text:p text:style-name="P1">查看</text:p>
          <draw:enhanced-geometry svg:viewBox="0 0 21600 21600" draw:type="rectangle" draw:enhanced-path="M 0 0 L 21600 0 21600 21600 0 21600 0 0 Z N"/>
        </draw:custom-shape>
        <draw:custom-shape draw:style-name="gr81" draw:text-style-name="P21" draw:layer="layout" svg:width="8.255cm" svg:height="1.905cm" svg:x="42.592cm" svg:y="18.78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1" draw:layer="layout" svg:width="2.222cm" svg:height="1.27cm" svg:x="45.594cm" svg:y="19.097cm">
          <text:p text:style-name="P1">编辑</text:p>
          <draw:enhanced-geometry svg:viewBox="0 0 21600 21600" draw:type="rectangle" draw:enhanced-path="M 0 0 L 21600 0 21600 21600 0 21600 0 0 Z N"/>
        </draw:custom-shape>
        <draw:custom-shape draw:style-name="gr82" draw:text-style-name="P21" draw:layer="layout" svg:width="2.222cm" svg:height="1.27cm" svg:x="48.307cm" svg:y="19.097cm">
          <text:p text:style-name="P1">删除</text:p>
          <draw:enhanced-geometry svg:viewBox="0 0 21600 21600" draw:type="rectangle" draw:enhanced-path="M 0 0 L 21600 0 21600 21600 0 21600 0 0 Z N"/>
        </draw:custom-shape>
        <draw:custom-shape draw:style-name="gr82" draw:text-style-name="P21" draw:layer="layout" svg:width="2.222cm" svg:height="1.27cm" svg:x="42.91cm" svg:y="19.097cm">
          <text:p text:style-name="P1">查看</text:p>
          <draw:enhanced-geometry svg:viewBox="0 0 21600 21600" draw:type="rectangle" draw:enhanced-path="M 0 0 L 21600 0 21600 21600 0 21600 0 0 Z N"/>
        </draw:custom-shape>
        <draw:custom-shape draw:style-name="gr81" draw:text-style-name="P21" draw:layer="layout" svg:width="8.255cm" svg:height="1.905cm" svg:x="42.592cm" svg:y="21.3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1" draw:layer="layout" svg:width="2.222cm" svg:height="1.27cm" svg:x="45.594cm" svg:y="21.637cm">
          <text:p text:style-name="P1">编辑</text:p>
          <draw:enhanced-geometry svg:viewBox="0 0 21600 21600" draw:type="rectangle" draw:enhanced-path="M 0 0 L 21600 0 21600 21600 0 21600 0 0 Z N"/>
        </draw:custom-shape>
        <draw:custom-shape draw:style-name="gr82" draw:text-style-name="P21" draw:layer="layout" svg:width="2.222cm" svg:height="1.27cm" svg:x="48.307cm" svg:y="21.637cm">
          <text:p text:style-name="P1">删除</text:p>
          <draw:enhanced-geometry svg:viewBox="0 0 21600 21600" draw:type="rectangle" draw:enhanced-path="M 0 0 L 21600 0 21600 21600 0 21600 0 0 Z N"/>
        </draw:custom-shape>
        <draw:custom-shape draw:style-name="gr82" draw:text-style-name="P21" draw:layer="layout" svg:width="2.222cm" svg:height="1.27cm" svg:x="42.91cm" svg:y="21.637cm">
          <text:p text:style-name="P1">查看</text:p>
          <draw:enhanced-geometry svg:viewBox="0 0 21600 21600" draw:type="rectangle" draw:enhanced-path="M 0 0 L 21600 0 21600 21600 0 21600 0 0 Z N"/>
        </draw:custom-shape>
        <draw:custom-shape draw:style-name="gr81" draw:text-style-name="P21" draw:layer="layout" svg:width="8.255cm" svg:height="1.905cm" svg:x="42.592cm" svg:y="23.86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1" draw:layer="layout" svg:width="2.222cm" svg:height="1.27cm" svg:x="45.594cm" svg:y="24.177cm">
          <text:p text:style-name="P1">编辑</text:p>
          <draw:enhanced-geometry svg:viewBox="0 0 21600 21600" draw:type="rectangle" draw:enhanced-path="M 0 0 L 21600 0 21600 21600 0 21600 0 0 Z N"/>
        </draw:custom-shape>
        <draw:custom-shape draw:style-name="gr82" draw:text-style-name="P21" draw:layer="layout" svg:width="2.222cm" svg:height="1.27cm" svg:x="48.307cm" svg:y="24.177cm">
          <text:p text:style-name="P1">删除</text:p>
          <draw:enhanced-geometry svg:viewBox="0 0 21600 21600" draw:type="rectangle" draw:enhanced-path="M 0 0 L 21600 0 21600 21600 0 21600 0 0 Z N"/>
        </draw:custom-shape>
        <draw:custom-shape draw:style-name="gr82" draw:text-style-name="P21" draw:layer="layout" svg:width="2.222cm" svg:height="1.27cm" svg:x="42.91cm" svg:y="24.177cm">
          <text:p text:style-name="P1">查看</text:p>
          <draw:enhanced-geometry svg:viewBox="0 0 21600 21600" draw:type="rectangle" draw:enhanced-path="M 0 0 L 21600 0 21600 21600 0 21600 0 0 Z N"/>
        </draw:custom-shape>
      </draw:page>
      <draw:page draw:name="新建日程" draw:style-name="dp1" draw:master-page-name="Default">
        <draw:custom-shape draw:style-name="gr28" draw:text-style-name="P6" draw:layer="layout" svg:width="5.715cm" svg:height="1.587cm" svg:x="1.635cm" svg:y="1.635cm">
          <text:p text:style-name="P1">新建/查看/编辑</text:p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5.715cm" svg:height="1.587cm" svg:x="1.635cm" svg:y="3.858cm">
          <text:p text:style-name="P1">标题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layout" svg:width="13.652cm" svg:height="1.587cm" svg:x="7.985cm" svg:y="3.858cm">
          <text:p text:style-name="P1">客户张三生日</text:p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5.715cm" svg:height="1.587cm" svg:x="1.635cm" svg:y="6.08cm">
          <text:p text:style-name="P1">备注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layout" svg:width="13.652cm" svg:height="1.587cm" svg:x="7.985cm" svg:y="6.08cm">
          <text:p text:style-name="P1">短信问候</text:p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5.715cm" svg:height="1.587cm" svg:x="1.635cm" svg:y="8.302cm">
          <text:p text:style-name="P1">分组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layout" svg:width="13.652cm" svg:height="1.587cm" svg:x="7.985cm" svg:y="8.302cm">
          <text:p text:style-name="P1">客户张三生日</text:p>
          <draw:enhanced-geometry svg:viewBox="0 0 21600 21600" draw:type="rectangle" draw:enhanced-path="M 0 0 L 21600 0 21600 21600 0 21600 0 0 Z N"/>
        </draw:custom-shape>
        <draw:frame draw:style-name="gr38" draw:text-style-name="P8" draw:layer="layout" svg:width="0.953cm" svg:height="0.962cm" svg:x="1.952cm" svg:y="4.175cm">
          <draw:text-box>
            <text:p text:style-name="P7"><text:span text:style-name="T2">*</text:span></text:p>
          </draw:text-box>
        </draw:frame>
        <draw:custom-shape draw:style-name="gr28" draw:text-style-name="P6" draw:layer="layout" svg:width="5.715cm" svg:height="1.587cm" svg:x="1.635cm" svg:y="10.525cm">
          <text:p text:style-name="P1">日期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layout" svg:width="13.652cm" svg:height="1.587cm" svg:x="7.985cm" svg:y="10.525cm">
          <text:p text:style-name="P1">2023.1.17</text:p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5.715cm" svg:height="1.587cm" svg:x="1.635cm" svg:y="12.748cm">
          <text:p text:style-name="P1">时间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layout" svg:width="13.652cm" svg:height="1.587cm" svg:x="7.985cm" svg:y="12.748cm">
          <text:p text:style-name="P1">9:00</text:p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5.715cm" svg:height="1.587cm" svg:x="1.635cm" svg:y="14.97cm">
          <text:p text:style-name="P1">提前提醒</text:p>
          <draw:enhanced-geometry svg:viewBox="0 0 21600 21600" draw:type="rectangle" draw:enhanced-path="M 0 0 L 21600 0 21600 21600 0 21600 0 0 Z N"/>
        </draw:custom-shape>
        <draw:custom-shape draw:style-name="gr94" draw:text-style-name="P6" draw:layer="layout" svg:width="9.525cm" svg:height="1.587cm" svg:x="7.985cm" svg:y="14.9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95" draw:text-style-name="P6" draw:layer="layout" svg:width="3.492cm" svg:height="1.587cm" svg:x="18.145cm" svg:y="14.97cm">
          <text:p text:style-name="P1">天</text:p>
          <draw:enhanced-geometry svg:viewBox="0 0 21600 21600" draw:type="rectangle" draw:enhanced-path="M 0 0 L 21600 0 21600 21600 0 21600 0 0 Z N"/>
        </draw:custom-shape>
        <draw:frame draw:style-name="gr38" draw:text-style-name="P8" draw:layer="layout" svg:width="0.953cm" svg:height="0.962cm" svg:x="1.952cm" svg:y="10.842cm">
          <draw:text-box>
            <text:p text:style-name="P7"><text:span text:style-name="T2">*</text:span></text:p>
          </draw:text-box>
        </draw:frame>
        <draw:frame draw:style-name="gr38" draw:text-style-name="P8" draw:layer="layout" svg:width="0.953cm" svg:height="0.962cm" svg:x="1.952cm" svg:y="13.055cm">
          <draw:text-box>
            <text:p text:style-name="P7"><text:span text:style-name="T2">*</text:span></text:p>
          </draw:text-box>
        </draw:frame>
        <draw:frame draw:style-name="gr38" draw:text-style-name="P8" draw:layer="layout" svg:width="0.953cm" svg:height="0.962cm" svg:x="1.952cm" svg:y="15.287cm">
          <draw:text-box>
            <text:p text:style-name="P7"><text:span text:style-name="T2">*</text:span></text:p>
          </draw:text-box>
        </draw:frame>
        <draw:custom-shape draw:style-name="gr60" draw:text-style-name="P6" draw:layer="layout" svg:width="4.128cm" svg:height="1.905cm" svg:x="10.842cm" svg:y="17.192cm">
          <text:p text:style-name="P1">取消</text:p>
          <draw:enhanced-geometry svg:viewBox="0 0 21600 21600" draw:type="rectangle" draw:enhanced-path="M 0 0 L 21600 0 21600 21600 0 21600 0 0 Z N"/>
        </draw:custom-shape>
        <draw:custom-shape draw:style-name="gr60" draw:text-style-name="P6" draw:layer="layout" svg:width="4.128cm" svg:height="1.905cm" svg:x="17.51cm" svg:y="17.192cm">
          <text:p text:style-name="P1">确认</text:p>
          <draw:enhanced-geometry svg:viewBox="0 0 21600 21600" draw:type="rectangle" draw:enhanced-path="M 0 0 L 21600 0 21600 21600 0 21600 0 0 Z N"/>
        </draw:custom-shape>
      </draw:page>
      <draw:page draw:name="笔记列表" draw:style-name="dp1" draw:master-page-name="Default">
        <draw:custom-shape draw:style-name="gr70" draw:text-style-name="P21" draw:layer="layout" svg:width="2.54cm" svg:height="1.588cm" svg:x="1.952cm" svg:y="1.952cm">
          <text:p text:style-name="P1">新增</text:p>
          <draw:enhanced-geometry svg:viewBox="0 0 21600 21600" draw:type="rectangle" draw:enhanced-path="M 0 0 L 21600 0 21600 21600 0 21600 0 0 Z N"/>
        </draw:custom-shape>
        <draw:custom-shape draw:style-name="gr70" draw:text-style-name="P21" draw:layer="layout" svg:width="2.54cm" svg:height="1.588cm" svg:x="5.127cm" svg:y="1.952cm">
          <text:p text:style-name="P1">标题</text:p>
          <draw:enhanced-geometry svg:viewBox="0 0 21600 21600" draw:type="rectangle" draw:enhanced-path="M 0 0 L 21600 0 21600 21600 0 21600 0 0 Z N"/>
        </draw:custom-shape>
        <draw:custom-shape draw:style-name="gr71" draw:text-style-name="P21" draw:layer="layout" svg:width="5.715cm" svg:height="1.588cm" svg:x="8.302cm" svg:y="1.952cm">
          <text:p text:style-name="P1">请输入关键字</text:p>
          <draw:enhanced-geometry svg:viewBox="0 0 21600 21600" draw:type="rectangle" draw:enhanced-path="M 0 0 L 21600 0 21600 21600 0 21600 0 0 Z N"/>
        </draw:custom-shape>
        <draw:custom-shape draw:style-name="gr70" draw:text-style-name="P21" draw:layer="layout" svg:width="2.54cm" svg:height="1.588cm" svg:x="22.272cm" svg:y="1.952cm">
          <text:p text:style-name="P1">搜索</text:p>
          <draw:enhanced-geometry svg:viewBox="0 0 21600 21600" draw:type="rectangle" draw:enhanced-path="M 0 0 L 21600 0 21600 21600 0 21600 0 0 Z N"/>
        </draw:custom-shape>
        <draw:custom-shape draw:style-name="gr72" draw:text-style-name="P23" draw:layer="layout" svg:width="2.54cm" svg:height="1.588cm" svg:x="48.307cm" svg:y="2.269cm">
          <text:p text:style-name="P22"><text:span text:style-name="T6">删除</text:span></text:p>
          <draw:enhanced-geometry svg:viewBox="0 0 21600 21600" draw:type="rectangle" draw:enhanced-path="M 0 0 L 21600 0 21600 21600 0 21600 0 0 Z N"/>
        </draw:custom-shape>
        <draw:custom-shape draw:style-name="gr96" draw:text-style-name="P21" draw:layer="layout" svg:width="2.54cm" svg:height="1.587cm" svg:x="5.127cm" svg:y="3.54cm">
          <text:p text:style-name="P1">标签</text:p>
          <draw:enhanced-geometry svg:viewBox="0 0 21600 21600" draw:type="rectangle" draw:enhanced-path="M 0 0 L 21600 0 21600 21600 0 21600 0 0 Z N"/>
        </draw:custom-shape>
        <draw:custom-shape draw:style-name="gr74" draw:text-style-name="P21" draw:layer="layout" svg:width="1.905cm" svg:height="1.905cm" svg:x="1.952cm" svg:y="5.762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1" draw:layer="layout" svg:width="6.985cm" svg:height="1.588cm" svg:x="14.652cm" svg:y="1.952cm">
          <text:p text:style-name="P1">日期</text:p>
          <draw:enhanced-geometry svg:viewBox="0 0 21600 21600" draw:type="rectangle" draw:enhanced-path="M 0 0 L 21600 0 21600 21600 0 21600 0 0 Z N"/>
        </draw:custom-shape>
        <draw:custom-shape draw:style-name="gr76" draw:text-style-name="P24" draw:layer="layout" svg:width="0.635cm" svg:height="0.635cm" svg:x="2.587cm" svg:y="6.397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1" draw:layer="layout" svg:width="6.033cm" svg:height="1.905cm" svg:x="4.492cm" svg:y="5.762cm">
          <text:p text:style-name="P1">标题</text:p>
          <draw:enhanced-geometry svg:viewBox="0 0 21600 21600" draw:type="rectangle" draw:enhanced-path="M 0 0 L 21600 0 21600 21600 0 21600 0 0 Z N"/>
        </draw:custom-shape>
        <draw:custom-shape draw:style-name="gr97" draw:text-style-name="P21" draw:layer="layout" svg:width="13.335cm" svg:height="1.905cm" svg:x="11.16cm" svg:y="5.762cm">
          <text:p text:style-name="P1">正文</text:p>
          <draw:enhanced-geometry svg:viewBox="0 0 21600 21600" draw:type="rectangle" draw:enhanced-path="M 0 0 L 21600 0 21600 21600 0 21600 0 0 Z N"/>
        </draw:custom-shape>
        <draw:custom-shape draw:style-name="gr80" draw:text-style-name="P21" draw:layer="layout" svg:width="6.35cm" svg:height="1.905cm" svg:x="31.797cm" svg:y="5.762cm">
          <text:p text:style-name="P1">创建日期</text:p>
          <draw:enhanced-geometry svg:viewBox="0 0 21600 21600" draw:type="rectangle" draw:enhanced-path="M 0 0 L 21600 0 21600 21600 0 21600 0 0 Z N"/>
        </draw:custom-shape>
        <draw:custom-shape draw:style-name="gr81" draw:text-style-name="P21" draw:layer="layout" svg:width="8.255cm" svg:height="1.905cm" svg:x="42.592cm" svg:y="5.762cm">
          <text:p text:style-name="P1">操作</text:p>
          <draw:enhanced-geometry svg:viewBox="0 0 21600 21600" draw:type="rectangle" draw:enhanced-path="M 0 0 L 21600 0 21600 21600 0 21600 0 0 Z N"/>
        </draw:custom-shape>
        <draw:custom-shape draw:style-name="gr83" draw:text-style-name="P21" draw:layer="layout" svg:width="3.175cm" svg:height="1.905cm" svg:x="38.782cm" svg:y="5.762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84" draw:text-style-name="P21" draw:layer="layout" svg:width="6.032cm" svg:height="1.905cm" svg:x="25.13cm" svg:y="5.762cm">
          <text:p text:style-name="P1">标签</text:p>
          <draw:enhanced-geometry svg:viewBox="0 0 21600 21600" draw:type="rectangle" draw:enhanced-path="M 0 0 L 21600 0 21600 21600 0 21600 0 0 Z N"/>
        </draw:custom-shape>
        <draw:custom-shape draw:style-name="gr74" draw:text-style-name="P21" draw:layer="layout" svg:width="1.905cm" svg:height="1.905cm" svg:x="1.952cm" svg:y="8.30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4" draw:layer="layout" svg:width="0.635cm" svg:height="0.635cm" svg:x="2.587cm" svg:y="8.937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1" draw:layer="layout" svg:width="6.033cm" svg:height="1.905cm" svg:x="4.492cm" svg:y="8.302cm">
          <text:p text:style-name="P1">开会</text:p>
          <draw:enhanced-geometry svg:viewBox="0 0 21600 21600" draw:type="rectangle" draw:enhanced-path="M 0 0 L 21600 0 21600 21600 0 21600 0 0 Z N"/>
        </draw:custom-shape>
        <draw:custom-shape draw:style-name="gr97" draw:text-style-name="P21" draw:layer="layout" svg:width="13.335cm" svg:height="1.905cm" svg:x="11.16cm" svg:y="8.302cm">
          <text:p text:style-name="P1">被臭骂了一通</text:p>
          <draw:enhanced-geometry svg:viewBox="0 0 21600 21600" draw:type="rectangle" draw:enhanced-path="M 0 0 L 21600 0 21600 21600 0 21600 0 0 Z N"/>
        </draw:custom-shape>
        <draw:custom-shape draw:style-name="gr80" draw:text-style-name="P21" draw:layer="layout" svg:width="6.35cm" svg:height="1.905cm" svg:x="31.797cm" svg:y="8.302cm">
          <text:p text:style-name="P1">2023.1.12 9:00</text:p>
          <draw:enhanced-geometry svg:viewBox="0 0 21600 21600" draw:type="rectangle" draw:enhanced-path="M 0 0 L 21600 0 21600 21600 0 21600 0 0 Z N"/>
        </draw:custom-shape>
        <draw:custom-shape draw:style-name="gr83" draw:text-style-name="P21" draw:layer="layout" svg:width="3.175cm" svg:height="1.905cm" svg:x="38.782cm" svg:y="8.302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84" draw:text-style-name="P21" draw:layer="layout" svg:width="6.032cm" svg:height="1.905cm" svg:x="25.13cm" svg:y="8.302cm">
          <text:p text:style-name="P1">未分组</text:p>
          <draw:enhanced-geometry svg:viewBox="0 0 21600 21600" draw:type="rectangle" draw:enhanced-path="M 0 0 L 21600 0 21600 21600 0 21600 0 0 Z N"/>
        </draw:custom-shape>
        <draw:custom-shape draw:style-name="gr74" draw:text-style-name="P21" draw:layer="layout" svg:width="1.905cm" svg:height="1.905cm" svg:x="1.952cm" svg:y="10.84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4" draw:layer="layout" svg:width="0.635cm" svg:height="0.635cm" svg:x="2.587cm" svg:y="11.477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1" draw:layer="layout" svg:width="6.033cm" svg:height="1.905cm" svg:x="4.492cm" svg:y="10.842cm">
          <text:p text:style-name="P1">客户张三生日</text:p>
          <draw:enhanced-geometry svg:viewBox="0 0 21600 21600" draw:type="rectangle" draw:enhanced-path="M 0 0 L 21600 0 21600 21600 0 21600 0 0 Z N"/>
        </draw:custom-shape>
        <draw:custom-shape draw:style-name="gr97" draw:text-style-name="P21" draw:layer="layout" svg:width="13.335cm" svg:height="1.905cm" svg:x="11.16cm" svg:y="10.842cm">
          <text:p text:style-name="P1">发短信问候了人家</text:p>
          <draw:enhanced-geometry svg:viewBox="0 0 21600 21600" draw:type="rectangle" draw:enhanced-path="M 0 0 L 21600 0 21600 21600 0 21600 0 0 Z N"/>
        </draw:custom-shape>
        <draw:custom-shape draw:style-name="gr80" draw:text-style-name="P21" draw:layer="layout" svg:width="6.35cm" svg:height="1.905cm" svg:x="31.797cm" svg:y="10.842cm">
          <text:p text:style-name="P1">2023.1.12 9:00</text:p>
          <draw:enhanced-geometry svg:viewBox="0 0 21600 21600" draw:type="rectangle" draw:enhanced-path="M 0 0 L 21600 0 21600 21600 0 21600 0 0 Z N"/>
        </draw:custom-shape>
        <draw:custom-shape draw:style-name="gr83" draw:text-style-name="P21" draw:layer="layout" svg:width="3.175cm" svg:height="1.905cm" svg:x="38.782cm" svg:y="10.842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84" draw:text-style-name="P21" draw:layer="layout" svg:width="6.032cm" svg:height="1.905cm" svg:x="25.13cm" svg:y="10.842cm">
          <text:p text:style-name="P1">生日</text:p>
          <draw:enhanced-geometry svg:viewBox="0 0 21600 21600" draw:type="rectangle" draw:enhanced-path="M 0 0 L 21600 0 21600 21600 0 21600 0 0 Z N"/>
        </draw:custom-shape>
        <draw:custom-shape draw:style-name="gr70" draw:text-style-name="P21" draw:layer="layout" svg:width="2.54cm" svg:height="1.588cm" svg:x="25.765cm" svg:y="1.952cm">
          <text:p text:style-name="P1">标签</text:p>
          <draw:enhanced-geometry svg:viewBox="0 0 21600 21600" draw:type="rectangle" draw:enhanced-path="M 0 0 L 21600 0 21600 21600 0 21600 0 0 Z N"/>
        </draw:custom-shape>
        <draw:custom-shape draw:style-name="gr74" draw:text-style-name="P21" draw:layer="layout" svg:width="1.905cm" svg:height="1.905cm" svg:x="1.952cm" svg:y="13.38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4" draw:layer="layout" svg:width="0.635cm" svg:height="0.635cm" svg:x="2.587cm" svg:y="14.017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1" draw:layer="layout" svg:width="6.033cm" svg:height="1.905cm" svg:x="4.492cm" svg:y="13.382cm">
          <text:p text:style-name="P1">……</text:p>
          <draw:enhanced-geometry svg:viewBox="0 0 21600 21600" draw:type="rectangle" draw:enhanced-path="M 0 0 L 21600 0 21600 21600 0 21600 0 0 Z N"/>
        </draw:custom-shape>
        <draw:custom-shape draw:style-name="gr97" draw:text-style-name="P21" draw:layer="layout" svg:width="13.335cm" svg:height="1.905cm" svg:x="11.16cm" svg:y="13.382cm">
          <text:p text:style-name="P1">……</text:p>
          <draw:enhanced-geometry svg:viewBox="0 0 21600 21600" draw:type="rectangle" draw:enhanced-path="M 0 0 L 21600 0 21600 21600 0 21600 0 0 Z N"/>
        </draw:custom-shape>
        <draw:custom-shape draw:style-name="gr98" draw:text-style-name="P26" draw:layer="layout" svg:width="6.35cm" svg:height="1.905cm" svg:x="31.797cm" svg:y="13.382cm">
          <text:p text:style-name="P25">……</text:p>
          <draw:enhanced-geometry svg:viewBox="0 0 21600 21600" draw:type="rectangle" draw:enhanced-path="M 0 0 L 21600 0 21600 21600 0 21600 0 0 Z N"/>
        </draw:custom-shape>
        <draw:custom-shape draw:style-name="gr83" draw:text-style-name="P21" draw:layer="layout" svg:width="3.175cm" svg:height="1.905cm" svg:x="38.782cm" svg:y="13.382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99" draw:text-style-name="P26" draw:layer="layout" svg:width="6.032cm" svg:height="1.905cm" svg:x="25.13cm" svg:y="13.382cm">
          <text:p text:style-name="P25">……</text:p>
          <draw:enhanced-geometry svg:viewBox="0 0 21600 21600" draw:type="rectangle" draw:enhanced-path="M 0 0 L 21600 0 21600 21600 0 21600 0 0 Z N"/>
        </draw:custom-shape>
        <draw:custom-shape draw:style-name="gr74" draw:text-style-name="P21" draw:layer="layout" svg:width="1.905cm" svg:height="1.905cm" svg:x="1.952cm" svg:y="15.92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4" draw:layer="layout" svg:width="0.635cm" svg:height="0.635cm" svg:x="2.587cm" svg:y="16.557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1" draw:layer="layout" svg:width="6.033cm" svg:height="1.905cm" svg:x="4.492cm" svg:y="15.922cm">
          <text:p text:style-name="P1">……</text:p>
          <draw:enhanced-geometry svg:viewBox="0 0 21600 21600" draw:type="rectangle" draw:enhanced-path="M 0 0 L 21600 0 21600 21600 0 21600 0 0 Z N"/>
        </draw:custom-shape>
        <draw:custom-shape draw:style-name="gr97" draw:text-style-name="P21" draw:layer="layout" svg:width="13.335cm" svg:height="1.905cm" svg:x="11.16cm" svg:y="15.922cm">
          <text:p text:style-name="P1">……</text:p>
          <draw:enhanced-geometry svg:viewBox="0 0 21600 21600" draw:type="rectangle" draw:enhanced-path="M 0 0 L 21600 0 21600 21600 0 21600 0 0 Z N"/>
        </draw:custom-shape>
        <draw:custom-shape draw:style-name="gr100" draw:text-style-name="P26" draw:layer="layout" svg:width="6.35cm" svg:height="1.905cm" svg:x="31.797cm" svg:y="15.922cm">
          <text:p text:style-name="P25">……</text:p>
          <draw:enhanced-geometry svg:viewBox="0 0 21600 21600" draw:type="rectangle" draw:enhanced-path="M 0 0 L 21600 0 21600 21600 0 21600 0 0 Z N"/>
        </draw:custom-shape>
        <draw:custom-shape draw:style-name="gr83" draw:text-style-name="P21" draw:layer="layout" svg:width="3.175cm" svg:height="1.905cm" svg:x="38.782cm" svg:y="15.922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01" draw:text-style-name="P26" draw:layer="layout" svg:width="6.032cm" svg:height="1.905cm" svg:x="25.13cm" svg:y="15.922cm">
          <text:p text:style-name="P25">……</text:p>
          <draw:enhanced-geometry svg:viewBox="0 0 21600 21600" draw:type="rectangle" draw:enhanced-path="M 0 0 L 21600 0 21600 21600 0 21600 0 0 Z N"/>
        </draw:custom-shape>
        <draw:custom-shape draw:style-name="gr91" draw:text-style-name="P2" draw:layer="layout" svg:width="48.895cm" svg:height="2.555cm" svg:x="1.952cm" svg:y="18.462cm">
          <text:p text:style-name="P1">Size 10 &lt; 1,2,3...99&gt;</text:p>
          <draw:enhanced-geometry svg:viewBox="0 0 21600 21600" draw:type="rectangle" draw:enhanced-path="M 0 0 L 21600 0 21600 21600 0 21600 0 0 Z N"/>
        </draw:custom-shape>
        <draw:line draw:style-name="gr92" draw:text-style-name="P9" draw:layer="layout" svg:x1="26.717cm" svg:y1="-1.54cm" svg:x2="26.717cm" svg:y2="1.635cm">
          <text:p/>
        </draw:line>
        <draw:frame draw:style-name="gr41" draw:text-style-name="P17" draw:layer="layout" svg:width="5.08cm" svg:height="1.27cm" svg:x="24.177cm" svg:y="-3.127cm">
          <draw:text-box>
            <text:p>参考联系人分组</text:p>
          </draw:text-box>
        </draw:frame>
        <draw:custom-shape draw:style-name="gr81" draw:text-style-name="P21" draw:layer="layout" svg:width="8.255cm" svg:height="1.905cm" svg:x="42.592cm" svg:y="8.30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1" draw:layer="layout" svg:width="2.222cm" svg:height="1.27cm" svg:x="45.594cm" svg:y="8.619cm">
          <text:p text:style-name="P1">编辑</text:p>
          <draw:enhanced-geometry svg:viewBox="0 0 21600 21600" draw:type="rectangle" draw:enhanced-path="M 0 0 L 21600 0 21600 21600 0 21600 0 0 Z N"/>
        </draw:custom-shape>
        <draw:custom-shape draw:style-name="gr82" draw:text-style-name="P21" draw:layer="layout" svg:width="2.222cm" svg:height="1.27cm" svg:x="48.307cm" svg:y="8.619cm">
          <text:p text:style-name="P1">删除</text:p>
          <draw:enhanced-geometry svg:viewBox="0 0 21600 21600" draw:type="rectangle" draw:enhanced-path="M 0 0 L 21600 0 21600 21600 0 21600 0 0 Z N"/>
        </draw:custom-shape>
        <draw:custom-shape draw:style-name="gr82" draw:text-style-name="P21" draw:layer="layout" svg:width="2.222cm" svg:height="1.27cm" svg:x="42.91cm" svg:y="8.619cm">
          <text:p text:style-name="P1">查看</text:p>
          <draw:enhanced-geometry svg:viewBox="0 0 21600 21600" draw:type="rectangle" draw:enhanced-path="M 0 0 L 21600 0 21600 21600 0 21600 0 0 Z N"/>
        </draw:custom-shape>
        <draw:custom-shape draw:style-name="gr81" draw:text-style-name="P21" draw:layer="layout" svg:width="8.255cm" svg:height="1.905cm" svg:x="42.592cm" svg:y="10.84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1" draw:layer="layout" svg:width="2.222cm" svg:height="1.27cm" svg:x="45.594cm" svg:y="11.159cm">
          <text:p text:style-name="P1">编辑</text:p>
          <draw:enhanced-geometry svg:viewBox="0 0 21600 21600" draw:type="rectangle" draw:enhanced-path="M 0 0 L 21600 0 21600 21600 0 21600 0 0 Z N"/>
        </draw:custom-shape>
        <draw:custom-shape draw:style-name="gr82" draw:text-style-name="P21" draw:layer="layout" svg:width="2.222cm" svg:height="1.27cm" svg:x="48.307cm" svg:y="11.159cm">
          <text:p text:style-name="P1">删除</text:p>
          <draw:enhanced-geometry svg:viewBox="0 0 21600 21600" draw:type="rectangle" draw:enhanced-path="M 0 0 L 21600 0 21600 21600 0 21600 0 0 Z N"/>
        </draw:custom-shape>
        <draw:custom-shape draw:style-name="gr82" draw:text-style-name="P21" draw:layer="layout" svg:width="2.222cm" svg:height="1.27cm" svg:x="42.91cm" svg:y="11.159cm">
          <text:p text:style-name="P1">查看</text:p>
          <draw:enhanced-geometry svg:viewBox="0 0 21600 21600" draw:type="rectangle" draw:enhanced-path="M 0 0 L 21600 0 21600 21600 0 21600 0 0 Z N"/>
        </draw:custom-shape>
        <draw:custom-shape draw:style-name="gr81" draw:text-style-name="P21" draw:layer="layout" svg:width="8.255cm" svg:height="1.905cm" svg:x="42.592cm" svg:y="13.38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1" draw:layer="layout" svg:width="2.222cm" svg:height="1.27cm" svg:x="45.594cm" svg:y="13.699cm">
          <text:p text:style-name="P1">编辑</text:p>
          <draw:enhanced-geometry svg:viewBox="0 0 21600 21600" draw:type="rectangle" draw:enhanced-path="M 0 0 L 21600 0 21600 21600 0 21600 0 0 Z N"/>
        </draw:custom-shape>
        <draw:custom-shape draw:style-name="gr82" draw:text-style-name="P21" draw:layer="layout" svg:width="2.222cm" svg:height="1.27cm" svg:x="48.307cm" svg:y="13.699cm">
          <text:p text:style-name="P1">删除</text:p>
          <draw:enhanced-geometry svg:viewBox="0 0 21600 21600" draw:type="rectangle" draw:enhanced-path="M 0 0 L 21600 0 21600 21600 0 21600 0 0 Z N"/>
        </draw:custom-shape>
        <draw:custom-shape draw:style-name="gr82" draw:text-style-name="P21" draw:layer="layout" svg:width="2.222cm" svg:height="1.27cm" svg:x="42.91cm" svg:y="13.699cm">
          <text:p text:style-name="P1">查看</text:p>
          <draw:enhanced-geometry svg:viewBox="0 0 21600 21600" draw:type="rectangle" draw:enhanced-path="M 0 0 L 21600 0 21600 21600 0 21600 0 0 Z N"/>
        </draw:custom-shape>
        <draw:custom-shape draw:style-name="gr81" draw:text-style-name="P21" draw:layer="layout" svg:width="8.255cm" svg:height="1.905cm" svg:x="42.592cm" svg:y="15.92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1" draw:layer="layout" svg:width="2.222cm" svg:height="1.27cm" svg:x="45.594cm" svg:y="16.239cm">
          <text:p text:style-name="P1">编辑</text:p>
          <draw:enhanced-geometry svg:viewBox="0 0 21600 21600" draw:type="rectangle" draw:enhanced-path="M 0 0 L 21600 0 21600 21600 0 21600 0 0 Z N"/>
        </draw:custom-shape>
        <draw:custom-shape draw:style-name="gr82" draw:text-style-name="P21" draw:layer="layout" svg:width="2.222cm" svg:height="1.27cm" svg:x="48.307cm" svg:y="16.239cm">
          <text:p text:style-name="P1">删除</text:p>
          <draw:enhanced-geometry svg:viewBox="0 0 21600 21600" draw:type="rectangle" draw:enhanced-path="M 0 0 L 21600 0 21600 21600 0 21600 0 0 Z N"/>
        </draw:custom-shape>
        <draw:custom-shape draw:style-name="gr82" draw:text-style-name="P21" draw:layer="layout" svg:width="2.222cm" svg:height="1.27cm" svg:x="42.91cm" svg:y="16.239cm">
          <text:p text:style-name="P1">查看</text:p>
          <draw:enhanced-geometry svg:viewBox="0 0 21600 21600" draw:type="rectangle" draw:enhanced-path="M 0 0 L 21600 0 21600 21600 0 21600 0 0 Z N"/>
        </draw:custom-shape>
      </draw:page>
      <draw:page draw:name="新建笔记" draw:style-name="dp1" draw:master-page-name="Default">
        <draw:custom-shape draw:style-name="gr28" draw:text-style-name="P6" draw:layer="layout" svg:width="5.715cm" svg:height="1.587cm" svg:x="1.635cm" svg:y="1.634cm">
          <text:p text:style-name="P1">新建/查看/编辑</text:p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5.715cm" svg:height="1.587cm" svg:x="1.635cm" svg:y="3.857cm">
          <text:p text:style-name="P1">标题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layout" svg:width="13.652cm" svg:height="1.587cm" svg:x="7.985cm" svg:y="3.857cm">
          <text:p text:style-name="P1">1月17日雨</text:p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5.715cm" svg:height="1.587cm" svg:x="1.635cm" svg:y="8.301cm">
          <text:p text:style-name="P1">标签</text:p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5.715cm" svg:height="1.587cm" svg:x="1.635cm" svg:y="10.523cm">
          <text:p text:style-name="P1">正文</text:p>
          <draw:enhanced-geometry svg:viewBox="0 0 21600 21600" draw:type="rectangle" draw:enhanced-path="M 0 0 L 21600 0 21600 21600 0 21600 0 0 Z N"/>
        </draw:custom-shape>
        <draw:custom-shape draw:style-name="gr102" draw:text-style-name="P6" draw:layer="layout" svg:width="20.32cm" svg:height="9.843cm" svg:x="1.635cm" svg:y="12.746cm">
          <text:p text:style-name="P1">啥都没干</text:p>
          <draw:enhanced-geometry svg:viewBox="0 0 21600 21600" draw:type="rectangle" draw:enhanced-path="M 0 0 L 21600 0 21600 21600 0 21600 0 0 Z N"/>
        </draw:custom-shape>
        <draw:frame draw:style-name="gr38" draw:text-style-name="P8" draw:layer="layout" svg:width="0.953cm" svg:height="0.962cm" svg:x="1.952cm" svg:y="4.174cm">
          <draw:text-box>
            <text:p text:style-name="P7"><text:span text:style-name="T2">*</text:span></text:p>
          </draw:text-box>
        </draw:frame>
        <draw:custom-shape draw:style-name="gr60" draw:text-style-name="P6" draw:layer="layout" svg:width="4.128cm" svg:height="1.905cm" svg:x="12.43cm" svg:y="24.177cm">
          <text:p text:style-name="P1">取消</text:p>
          <draw:enhanced-geometry svg:viewBox="0 0 21600 21600" draw:type="rectangle" draw:enhanced-path="M 0 0 L 21600 0 21600 21600 0 21600 0 0 Z N"/>
        </draw:custom-shape>
        <draw:custom-shape draw:style-name="gr60" draw:text-style-name="P6" draw:layer="layout" svg:width="4.128cm" svg:height="1.905cm" svg:x="17.51cm" svg:y="24.177cm">
          <text:p text:style-name="P1">确认</text:p>
          <draw:enhanced-geometry svg:viewBox="0 0 21600 21600" draw:type="rectangle" draw:enhanced-path="M 0 0 L 21600 0 21600 21600 0 21600 0 0 Z N"/>
        </draw:custom-shape>
        <draw:custom-shape draw:style-name="gr103" draw:text-style-name="P6" draw:layer="layout" svg:width="5.08cm" svg:height="1.587cm" svg:x="7.985cm" svg:y="8.302cm">
          <text:p text:style-name="P1">平平无奇的一天</text:p>
          <draw:enhanced-geometry svg:viewBox="0 0 21600 21600" draw:type="rectangle" draw:enhanced-path="M 0 0 L 21600 0 21600 21600 0 21600 0 0 Z N"/>
        </draw:custom-shape>
        <draw:custom-shape draw:style-name="gr104" draw:text-style-name="P6" draw:layer="layout" svg:width="1.587cm" svg:height="1.587cm" svg:x="13.7cm" svg:y="8.302cm">
          <text:p text:style-name="P1">+</text:p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5.715cm" svg:height="1.587cm" svg:x="1.635cm" svg:y="6.08cm">
          <text:p text:style-name="P1">日期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layout" svg:width="13.652cm" svg:height="1.587cm" svg:x="7.985cm" svg:y="6.08cm">
          <text:p text:style-name="P1">2023.1.17</text:p>
          <draw:enhanced-geometry svg:viewBox="0 0 21600 21600" draw:type="rectangle" draw:enhanced-path="M 0 0 L 21600 0 21600 21600 0 21600 0 0 Z N"/>
        </draw:custom-shape>
        <draw:frame draw:style-name="gr38" draw:text-style-name="P8" draw:layer="layout" svg:width="0.953cm" svg:height="0.962cm" svg:x="1.952cm" svg:y="6.388cm">
          <draw:text-box>
            <text:p text:style-name="P7"><text:span text:style-name="T2">*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Mono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9T10:06:24.975758502</meta:creation-date>
    <dc:date>2023-01-10T17:50:04.530144331</dc:date>
    <meta:editing-duration>PT2H13M25S</meta:editing-duration>
    <meta:editing-cycles>13</meta:editing-cycles>
    <meta:generator>LibreOffice/7.3.7.2$Linux_X86_64 LibreOffice_project/30$Build-2</meta:generator>
    <meta:document-statistic meta:object-count="527"/>
  </office:meta>
</office:document-meta>
</file>